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3ffa84" officeooo:paragraph-rsid="003ffa84"/>
    </style:style>
    <style:style style:name="P26" style:family="paragraph" style:parent-style-name="Text_20_body">
      <style:text-properties officeooo:rsid="0041c449" officeooo:paragraph-rsid="0041c449"/>
    </style:style>
    <style:style style:name="P27" style:family="paragraph" style:parent-style-name="Text_20_body">
      <style:text-properties officeooo:rsid="0016c718" officeooo:paragraph-rsid="0042e302"/>
    </style:style>
    <style:style style:name="P28" style:family="paragraph" style:parent-style-name="Text_20_body">
      <style:text-properties officeooo:rsid="00766659" officeooo:paragraph-rsid="00766659"/>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Text_20_body_20_Start">
      <style:text-properties officeooo:paragraph-rsid="002797df"/>
    </style:style>
    <style:style style:name="P59" style:family="paragraph" style:parent-style-name="Text_20_body_20_Start">
      <style:text-properties officeooo:paragraph-rsid="00283a1c"/>
    </style:style>
    <style:style style:name="P60" style:family="paragraph" style:parent-style-name="Text_20_body_20_Start">
      <style:text-properties officeooo:paragraph-rsid="002bdd1b"/>
    </style:style>
    <style:style style:name="P61" style:family="paragraph" style:parent-style-name="Text_20_body_20_Start">
      <style:text-properties officeooo:paragraph-rsid="0034fa7e"/>
    </style:style>
    <style:style style:name="P62" style:family="paragraph" style:parent-style-name="Text_20_body_20_Start">
      <style:text-properties officeooo:paragraph-rsid="003c91ca"/>
    </style:style>
    <style:style style:name="P63" style:family="paragraph" style:parent-style-name="Text_20_body_20_Start">
      <style:text-properties officeooo:rsid="003e8725" officeooo:paragraph-rsid="003e8725"/>
    </style:style>
    <style:style style:name="P64" style:family="paragraph" style:parent-style-name="Text_20_body_20_Start">
      <style:text-properties officeooo:paragraph-rsid="00426797"/>
    </style:style>
    <style:style style:name="P65" style:family="paragraph" style:parent-style-name="Text_20_body_20_Start">
      <style:text-properties officeooo:paragraph-rsid="0045953a"/>
    </style:style>
    <style:style style:name="P66" style:family="paragraph" style:parent-style-name="Text_20_body_20_Start">
      <style:text-properties officeooo:paragraph-rsid="00585f9b"/>
    </style:style>
    <style:style style:name="P67" style:family="paragraph" style:parent-style-name="Text_20_body_20_Start">
      <style:text-properties officeooo:rsid="005eb9c6" officeooo:paragraph-rsid="005eb9c6"/>
    </style:style>
    <style:style style:name="P68" style:family="paragraph" style:parent-style-name="Text_20_body_20_Start">
      <style:text-properties officeooo:paragraph-rsid="0062e13e"/>
    </style:style>
    <style:style style:name="P69" style:family="paragraph" style:parent-style-name="Text_20_body_20_Start">
      <style:text-properties officeooo:rsid="0062e13e" officeooo:paragraph-rsid="0062e13e"/>
    </style:style>
    <style:style style:name="P70" style:family="paragraph" style:parent-style-name="Option_20_Start">
      <style:text-properties officeooo:paragraph-rsid="002706f7"/>
    </style:style>
    <style:style style:name="P71" style:family="paragraph" style:parent-style-name="Option_20_Start">
      <style:text-properties officeooo:paragraph-rsid="002797df"/>
    </style:style>
    <style:style style:name="P72" style:family="paragraph" style:parent-style-name="Option_20_Start">
      <style:text-properties officeooo:paragraph-rsid="00283a1c"/>
    </style:style>
    <style:style style:name="P73" style:family="paragraph" style:parent-style-name="Option_20_Start">
      <style:text-properties officeooo:rsid="00283a1c" officeooo:paragraph-rsid="00283a1c"/>
    </style:style>
    <style:style style:name="P74" style:family="paragraph" style:parent-style-name="Option_20_Start">
      <style:text-properties officeooo:paragraph-rsid="0030f54a"/>
    </style:style>
    <style:style style:name="P75" style:family="paragraph" style:parent-style-name="Option_20_Start">
      <style:text-properties officeooo:paragraph-rsid="006c2030"/>
    </style:style>
    <style:style style:name="P76" style:family="paragraph" style:parent-style-name="Option_20_Start">
      <style:text-properties officeooo:paragraph-rsid="007a1f5a"/>
    </style:style>
    <style:style style:name="P77" style:family="paragraph" style:parent-style-name="Table">
      <style:text-properties officeooo:paragraph-rsid="00618721"/>
    </style:style>
    <style:style style:name="P78" style:family="paragraph" style:parent-style-name="Source_20_code">
      <style:text-properties officeooo:rsid="006496a9" officeooo:paragraph-rsid="006496a9"/>
    </style:style>
    <style:style style:name="P79" style:family="paragraph" style:parent-style-name="Source_20_code">
      <style:text-properties officeooo:paragraph-rsid="0083e2e4"/>
    </style:style>
    <style:style style:name="P80" style:family="paragraph" style:parent-style-name="Contents_20_2">
      <style:paragraph-properties>
        <style:tab-stops>
          <style:tab-stop style:position="165.01mm" style:type="right" style:leader-style="dotted" style:leader-text="."/>
        </style:tab-stops>
      </style:paragraph-properties>
    </style:style>
    <style:style style:name="P81" style:family="paragraph" style:parent-style-name="Option_20_note">
      <style:text-properties officeooo:paragraph-rsid="007a1f5a"/>
    </style:style>
    <style:style style:name="P82" style:family="paragraph" style:parent-style-name="Contents_20_3">
      <style:paragraph-properties>
        <style:tab-stops>
          <style:tab-stop style:position="160.02mm" style:type="right" style:leader-style="dotted" style:leader-text="."/>
        </style:tab-stops>
      </style:paragraph-properties>
    </style:style>
    <style:style style:name="P83" style:family="paragraph" style:parent-style-name="Contents_20_4">
      <style:paragraph-properties>
        <style:tab-stops>
          <style:tab-stop style:position="155.03mm" style:type="right" style:leader-style="dotted" style:leader-text="."/>
        </style:tab-stops>
      </style:paragraph-properties>
    </style:style>
    <style:style style:name="P84" style:family="paragraph" style:parent-style-name="Table_20_index_20_1">
      <style:paragraph-properties>
        <style:tab-stops>
          <style:tab-stop style:position="170mm" style:type="right" style:leader-style="dotted" style:leader-text="."/>
        </style:tab-stops>
      </style:paragraph-properties>
    </style:style>
    <style:style style:name="P85" style:family="paragraph" style:parent-style-name="Illustration_20_Index_20_1">
      <style:paragraph-properties>
        <style:tab-stops>
          <style:tab-stop style:position="170mm" style:type="right" style:leader-style="dotted" style:leader-text="."/>
        </style:tab-stops>
      </style:paragraph-properties>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Index_20_1">
      <style:paragraph-properties>
        <style:tab-stops>
          <style:tab-stop style:position="170mm" style:type="right" style:leader-style="dotted" style:leader-text="."/>
        </style:tab-stops>
      </style:paragraph-properties>
    </style:style>
    <style:style style:name="P88" style:family="paragraph" style:parent-style-name="Index_20_Separator">
      <style:paragraph-properties>
        <style:tab-stops/>
      </style:paragraph-properties>
    </style:style>
    <style:style style:name="P89" style:family="paragraph" style:parent-style-name="Standard" style:list-style-name="L8"/>
    <style:style style:name="P90" style:family="paragraph" style:parent-style-name="Standard" style:list-style-name="L8">
      <style:text-properties officeooo:paragraph-rsid="0038929b"/>
    </style:style>
    <style:style style:name="P91" style:family="paragraph" style:parent-style-name="Text_20_body" style:list-style-name="L9"/>
    <style:style style:name="P92" style:family="paragraph" style:parent-style-name="Text_20_body">
      <style:text-properties officeooo:rsid="00868084" officeooo:paragraph-rsid="00868084"/>
    </style:style>
    <style:style style:name="P93" style:family="paragraph" style:parent-style-name="Heading_20_1" style:list-style-name="">
      <style:paragraph-properties fo:text-align="justify" style:justify-single-word="false"/>
    </style:style>
    <style:style style:name="P94" style:family="paragraph" style:parent-style-name="Heading_20_1">
      <style:paragraph-properties fo:break-before="page"/>
    </style:style>
    <style:style style:name="P95" style:family="paragraph" style:parent-style-name="Heading_20_2">
      <style:text-properties officeooo:rsid="0032c6b2" officeooo:paragraph-rsid="0032c6b2"/>
    </style:style>
    <style:style style:name="P96" style:family="paragraph" style:parent-style-name="Heading_20_2">
      <style:text-properties officeooo:rsid="00868084" officeooo:paragraph-rsid="00868084"/>
    </style:style>
    <style:style style:name="P97" style:family="paragraph" style:parent-style-name="Heading_20_3">
      <style:text-properties style:font-style-asian="normal" style:font-style-complex="normal"/>
    </style:style>
    <style:style style:name="P98" style:family="paragraph" style:parent-style-name="Heading_20_3">
      <style:text-properties officeooo:paragraph-rsid="002706f7"/>
    </style:style>
    <style:style style:name="P99" style:family="paragraph" style:parent-style-name="Heading_20_3">
      <style:paragraph-properties fo:break-before="page"/>
    </style:style>
    <style:style style:name="P100" style:family="paragraph" style:parent-style-name="Heading_20_4">
      <style:text-properties officeooo:rsid="003b244f" officeooo:paragraph-rsid="003b244f"/>
    </style:style>
    <style:style style:name="P101" style:family="paragraph" style:parent-style-name="Heading_20_4">
      <style:text-properties officeooo:rsid="003e8725" officeooo:paragraph-rsid="003e8725"/>
    </style:style>
    <style:style style:name="P102" style:family="paragraph" style:parent-style-name="List_20_1_20_Cont." style:list-style-name="L4"/>
    <style:style style:name="P103" style:family="paragraph" style:parent-style-name="List_20_1_20_Cont.">
      <style:paragraph-properties fo:margin-left="12.51mm" fo:margin-right="0mm" fo:text-indent="-4mm" style:auto-text-indent="false"/>
    </style:style>
    <style:style style:name="P104" style:family="paragraph" style:parent-style-name="List_20_1">
      <style:text-properties officeooo:rsid="006f49b8" officeooo:paragraph-rsid="006f49b8"/>
    </style:style>
    <style:style style:name="P105" style:family="paragraph" style:parent-style-name="List_20_1">
      <style:text-properties officeooo:rsid="0068dddf" officeooo:paragraph-rsid="0068dddf"/>
    </style:style>
    <style:style style:name="P106" style:family="paragraph" style:parent-style-name="List_20_1">
      <style:text-properties officeooo:rsid="008310a8" officeooo:paragraph-rsid="008310a8"/>
    </style:style>
    <style:style style:name="P107" style:family="paragraph" style:parent-style-name="List_20_1" style:list-style-name="L7"/>
    <style:style style:name="P108" style:family="paragraph" style:parent-style-name="List_20_1">
      <style:text-properties officeooo:paragraph-rsid="004dfd2b"/>
    </style:style>
    <style:style style:name="P109" style:family="paragraph" style:parent-style-name="List_20_1">
      <style:text-properties officeooo:rsid="0038d579" officeooo:paragraph-rsid="0038d579"/>
    </style:style>
    <style:style style:name="P110" style:family="paragraph" style:parent-style-name="List_20_1">
      <style:text-properties officeooo:paragraph-rsid="0038d579"/>
    </style:style>
    <style:style style:name="P111" style:family="paragraph" style:parent-style-name="List_20_1">
      <style:text-properties officeooo:paragraph-rsid="0042e302"/>
    </style:style>
    <style:style style:name="P112" style:family="paragraph" style:parent-style-name="List_20_1">
      <style:text-properties officeooo:rsid="0042e302" officeooo:paragraph-rsid="0042e302"/>
    </style:style>
    <style:style style:name="P113" style:family="paragraph" style:parent-style-name="List_20_1">
      <style:text-properties officeooo:paragraph-rsid="004495ea"/>
    </style:style>
    <style:style style:name="P114" style:family="paragraph" style:parent-style-name="List_20_1">
      <style:text-properties officeooo:paragraph-rsid="0013ea2a"/>
    </style:style>
    <style:style style:name="P115" style:family="paragraph" style:parent-style-name="Option" style:list-style-name="L9"/>
    <style:style style:name="P116" style:family="paragraph" style:parent-style-name="List_20_1_20_End" style:list-style-name="L3"/>
    <style:style style:name="P117" style:family="paragraph" style:parent-style-name="List_20_1_20_End" style:list-style-name="L6">
      <style:text-properties officeooo:paragraph-rsid="00272990"/>
    </style:style>
    <style:style style:name="P118" style:family="paragraph" style:parent-style-name="List_20_1_20_End">
      <style:text-properties officeooo:rsid="0038d579" officeooo:paragraph-rsid="0038d579"/>
    </style:style>
    <style:style style:name="P119" style:family="paragraph" style:parent-style-name="List_20_1_20_End">
      <style:text-properties officeooo:paragraph-rsid="0013ea2a"/>
    </style:style>
    <style:style style:name="P120" style:family="paragraph" style:parent-style-name="List_20_1_20_End">
      <style:text-properties officeooo:rsid="0013ea2a" officeooo:paragraph-rsid="0013ea2a"/>
    </style:style>
    <style:style style:name="P121" style:family="paragraph" style:parent-style-name="List_20_1_20_End" style:list-style-name="L10"/>
    <style:style style:name="P122" style:family="paragraph" style:parent-style-name="List_20_1_20_End" style:list-style-name="L11"/>
    <style:style style:name="P123" style:family="paragraph" style:parent-style-name="List_20_1_20_End">
      <style:paragraph-properties fo:margin-left="12.51mm" fo:margin-right="0mm" fo:text-indent="-4mm" style:auto-text-indent="false"/>
    </style:style>
    <style:style style:name="P124" style:family="paragraph" style:parent-style-name="List_20_1_20_Start" style:list-style-name="L1"/>
    <style:style style:name="P125" style:family="paragraph" style:parent-style-name="List_20_1_20_Start" style:list-style-name="L2"/>
    <style:style style:name="P126" style:family="paragraph" style:parent-style-name="List_20_1_20_Start" style:list-style-name="L4"/>
    <style:style style:name="P127" style:family="paragraph" style:parent-style-name="List_20_1_20_Start" style:list-style-name="L5">
      <style:text-properties officeooo:paragraph-rsid="006f49b8"/>
    </style:style>
    <style:style style:name="P128" style:family="paragraph" style:parent-style-name="List_20_1_20_Start" style:list-style-name="L6"/>
    <style:style style:name="P129" style:family="paragraph" style:parent-style-name="List_20_1_20_Start" style:list-style-name="L7"/>
    <style:style style:name="P130" style:family="paragraph" style:parent-style-name="List_20_1_20_Start">
      <style:text-properties officeooo:paragraph-rsid="0013ea2a"/>
    </style:style>
    <style:style style:name="P131" style:family="paragraph" style:parent-style-name="List_20_1_20_Start">
      <style:text-properties officeooo:rsid="0013ea2a" officeooo:paragraph-rsid="0014b6e1"/>
    </style:style>
    <style:style style:name="P132" style:family="paragraph" style:parent-style-name="List_20_1_20_Start" style:list-style-name="L10"/>
    <style:style style:name="P133" style:family="paragraph" style:parent-style-name="List_20_1_20_Start" style:list-style-name="L11"/>
    <style:style style:name="P134" style:family="paragraph" style:parent-style-name="List_20_1_20_Start">
      <style:paragraph-properties fo:margin-left="12.51mm" fo:margin-right="0mm" fo:text-indent="-4.06mm" style:auto-text-indent="false"/>
    </style:style>
    <style:style style:name="P135" style:family="paragraph" style:parent-style-name="Question">
      <style:text-properties officeooo:rsid="0037af8d" officeooo:paragraph-rsid="0037af8d"/>
    </style:style>
    <style:style style:name="P136" style:family="paragraph" style:parent-style-name="Question">
      <style:text-properties officeooo:rsid="008db1e9" officeooo:paragraph-rsid="008db1e9"/>
    </style:style>
    <style:style style:name="P137" style:family="paragraph" style:parent-style-name="Answer">
      <style:text-properties officeooo:rsid="0037af8d" officeooo:paragraph-rsid="0037af8d"/>
    </style:style>
    <style:style style:name="P138" style:family="paragraph" style:parent-style-name="Answer">
      <style:text-properties officeooo:paragraph-rsid="008db1e9"/>
    </style:style>
    <style:style style:name="P139" style:family="paragraph" style:parent-style-name="Text_20_body_20_Start">
      <style:text-properties officeooo:paragraph-rsid="008bbbf4"/>
    </style:style>
    <style:style style:name="P140" style:family="paragraph" style:parent-style-name="Option_20_Start">
      <style:text-properties officeooo:paragraph-rsid="002706f7"/>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text-properties officeooo:rsid="008d2da1"/>
    </style:style>
    <style:style style:name="T83" style:family="text">
      <style:text-properties officeooo:rsid="008db1e9"/>
    </style:style>
    <style:style style:name="T8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6"><text:a xlink:type="simple" xlink:href="#__RefHeading__31345316" text:style-name="Index_20_Link" text:visited-style-name="Index_20_Link">Overview<text:tab/>5</text:a></text:p>
          <text:p text:style-name="P80"><text:a xlink:type="simple" xlink:href="#__RefHeading__16232_1510295094" text:style-name="Index_20_Link" text:visited-style-name="Index_20_Link">Features<text:tab/>5</text:a></text:p>
          <text:p text:style-name="P80"><text:a xlink:type="simple" xlink:href="#__RefHeading__16234_1510295094" text:style-name="Index_20_Link" text:visited-style-name="Index_20_Link">Requirements<text:tab/>5</text:a></text:p>
          <text:p text:style-name="P80"><text:a xlink:type="simple" xlink:href="#__RefHeading__16236_1510295094" text:style-name="Index_20_Link" text:visited-style-name="Index_20_Link">Supported entry types<text:tab/>6</text:a></text:p>
          <text:p text:style-name="P86"><text:a xlink:type="simple" xlink:href="#__RefHeading__16238_1510295094" text:style-name="Index_20_Link" text:visited-style-name="Index_20_Link">Installation<text:tab/>7</text:a></text:p>
          <text:p text:style-name="P80"><text:a xlink:type="simple" xlink:href="#__RefHeading__16240_1510295094" text:style-name="Index_20_Link" text:visited-style-name="Index_20_Link">Packages<text:tab/>7</text:a></text:p>
          <text:p text:style-name="P80"><text:a xlink:type="simple" xlink:href="#__RefHeading__31496503" text:style-name="Index_20_Link" text:visited-style-name="Index_20_Link">Network connection key files<text:tab/>7</text:a></text:p>
          <text:p text:style-name="P86"><text:a xlink:type="simple" xlink:href="#__RefHeading__16242_1510295094" text:style-name="Index_20_Link" text:visited-style-name="Index_20_Link">Usage<text:tab/>8</text:a></text:p>
          <text:p text:style-name="P80"><text:a xlink:type="simple" xlink:href="#__RefHeading__16244_1510295094" text:style-name="Index_20_Link" text:visited-style-name="Index_20_Link">Creating archives<text:tab/>9</text:a></text:p>
          <text:p text:style-name="P82"><text:a xlink:type="simple" xlink:href="#__RefHeading__16246_1510295094" text:style-name="Index_20_Link" text:visited-style-name="Index_20_Link">File archives<text:tab/>9</text:a></text:p>
          <text:p text:style-name="P82"><text:a xlink:type="simple" xlink:href="#__RefHeading__16248_1510295094" text:style-name="Index_20_Link" text:visited-style-name="Index_20_Link">Image archives<text:tab/>10</text:a></text:p>
          <text:p text:style-name="P80"><text:a xlink:type="simple" xlink:href="#__RefHeading__16250_1510295094" text:style-name="Index_20_Link" text:visited-style-name="Index_20_Link">List archives and directory content<text:tab/>10</text:a></text:p>
          <text:p text:style-name="P80"><text:a xlink:type="simple" xlink:href="#__RefHeading__16252_1510295094" text:style-name="Index_20_Link" text:visited-style-name="Index_20_Link">Test archives<text:tab/>11</text:a></text:p>
          <text:p text:style-name="P80"><text:a xlink:type="simple" xlink:href="#__RefHeading__16254_1510295094" text:style-name="Index_20_Link" text:visited-style-name="Index_20_Link">Compare archives<text:tab/>11</text:a></text:p>
          <text:p text:style-name="P80"><text:a xlink:type="simple" xlink:href="#__RefHeading__16256_1510295094" text:style-name="Index_20_Link" text:visited-style-name="Index_20_Link">Extract archives<text:tab/>12</text:a></text:p>
          <text:p text:style-name="P80"><text:a xlink:type="simple" xlink:href="#__RefHeading__12718_1965121651" text:style-name="Index_20_Link" text:visited-style-name="Index_20_Link">Convert archives<text:tab/>12</text:a></text:p>
          <text:p text:style-name="P80"><text:a xlink:type="simple" xlink:href="#__RefHeading__16258_1510295094" text:style-name="Index_20_Link" text:visited-style-name="Index_20_Link">Incremental/Differential archives<text:tab/>12</text:a></text:p>
          <text:p text:style-name="P80"><text:a xlink:type="simple" xlink:href="#__RefHeading__16260_1510295094" text:style-name="Index_20_Link" text:visited-style-name="Index_20_Link">Compress archives<text:tab/>14</text:a></text:p>
          <text:p text:style-name="P80"><text:a xlink:type="simple" xlink:href="#__RefHeading__16262_1510295094" text:style-name="Index_20_Link" text:visited-style-name="Index_20_Link">Encrypt archives<text:tab/>15</text:a></text:p>
          <text:p text:style-name="P82"><text:a xlink:type="simple" xlink:href="#__RefHeading__16264_1510295094" text:style-name="Index_20_Link" text:visited-style-name="Index_20_Link">Asymmetric encryption<text:tab/>15</text:a></text:p>
          <text:p text:style-name="P80"><text:a xlink:type="simple" xlink:href="#__RefHeading__29676110" text:style-name="Index_20_Link" text:visited-style-name="Index_20_Link">Split archives<text:tab/>16</text:a></text:p>
          <text:p text:style-name="P80"><text:a xlink:type="simple" xlink:href="#__RefHeading__16266_1510295094" text:style-name="Index_20_Link" text:visited-style-name="Index_20_Link">Store archives<text:tab/>17</text:a></text:p>
          <text:p text:style-name="P82"><text:a xlink:type="simple" xlink:href="#__RefHeading__31224310" text:style-name="Index_20_Link" text:visited-style-name="Index_20_Link">File system<text:tab/>17</text:a></text:p>
          <text:p text:style-name="P82"><text:a xlink:type="simple" xlink:href="#__RefHeading__33452803" text:style-name="Index_20_Link" text:visited-style-name="Index_20_Link">Remote server (FTP/SCP/SFTP/WebDAV)<text:tab/>17</text:a></text:p>
          <text:p text:style-name="P82"><text:a xlink:type="simple" xlink:href="#__RefHeading__16268_1510295094" text:style-name="Index_20_Link" text:visited-style-name="Index_20_Link">CD/DVD/BD<text:tab/>18</text:a></text:p>
          <text:p text:style-name="P82"><text:a xlink:type="simple" xlink:href="#__RefHeading__33455003" text:style-name="Index_20_Link" text:visited-style-name="Index_20_Link">Device<text:tab/>19</text:a></text:p>
          <text:p text:style-name="P86"><text:a xlink:type="simple" xlink:href="#__RefHeading__29694130" text:style-name="Index_20_Link" text:visited-style-name="Index_20_Link">Server<text:tab/>19</text:a></text:p>
          <text:p text:style-name="P80"><text:a xlink:type="simple" xlink:href="#__RefHeading__16270_1510295094" text:style-name="Index_20_Link" text:visited-style-name="Index_20_Link">Daemon<text:tab/>19</text:a></text:p>
          <text:p text:style-name="P82"><text:a xlink:type="simple" xlink:href="#__RefHeading__7119_1531997487" text:style-name="Index_20_Link" text:visited-style-name="Index_20_Link">Ports<text:tab/>20</text:a></text:p>
          <text:p text:style-name="P82"><text:a xlink:type="simple" xlink:href="#__RefHeading__6783_1531997487" text:style-name="Index_20_Link" text:visited-style-name="Index_20_Link">Firewall<text:tab/>20</text:a></text:p>
          <text:p text:style-name="P80"><text:a xlink:type="simple" xlink:href="#__RefHeading__16272_1510295094" text:style-name="Index_20_Link" text:visited-style-name="Index_20_Link">Database<text:tab/>20</text:a></text:p>
          <text:p text:style-name="P82"><text:a xlink:type="simple" xlink:href="#__RefHeading__8614_961238848" text:style-name="Index_20_Link" text:visited-style-name="Index_20_Link">bar-sqlite3<text:tab/>21</text:a></text:p>
          <text:p text:style-name="P80"><text:a xlink:type="simple" xlink:href="#__RefHeading__30626103" text:style-name="Index_20_Link" text:visited-style-name="Index_20_Link">Graphical front end<text:tab/>22</text:a></text:p>
          <text:p text:style-name="P82"><text:a xlink:type="simple" xlink:href="#__RefHeading__16274_1510295094" text:style-name="Index_20_Link" text:visited-style-name="Index_20_Link">Status tab<text:tab/>23</text:a></text:p>
          <text:p text:style-name="P82"><text:a xlink:type="simple" xlink:href="#__RefHeading__16276_1510295094" text:style-name="Index_20_Link" text:visited-style-name="Index_20_Link">Jobs tab<text:tab/>23</text:a></text:p>
          <text:p text:style-name="P83"><text:a xlink:type="simple" xlink:href="#__RefHeading__16278_1510295094" text:style-name="Index_20_Link" text:visited-style-name="Index_20_Link">Entries<text:tab/>24</text:a></text:p>
          <text:p text:style-name="P83"><text:a xlink:type="simple" xlink:href="#__RefHeading__16280_1510295094" text:style-name="Index_20_Link" text:visited-style-name="Index_20_Link">Images<text:tab/>24</text:a></text:p>
          <text:p text:style-name="P83"><text:a xlink:type="simple" xlink:href="#__RefHeading__16282_1510295094" text:style-name="Index_20_Link" text:visited-style-name="Index_20_Link">Filters &amp; Mounts<text:tab/>25</text:a></text:p>
          <text:p text:style-name="P83"><text:a xlink:type="simple" xlink:href="#__RefHeading__30546110" text:style-name="Index_20_Link" text:visited-style-name="Index_20_Link">Storage<text:tab/>26</text:a></text:p>
          <text:p text:style-name="P83"><text:a xlink:type="simple" xlink:href="#__RefHeading__14185_608817561" text:style-name="Index_20_Link" text:visited-style-name="Index_20_Link">Scripts<text:tab/>28</text:a></text:p>
          <text:p text:style-name="P83"><text:a xlink:type="simple" xlink:href="#__RefHeading__16284_1510295094" text:style-name="Index_20_Link" text:visited-style-name="Index_20_Link">Schedule<text:tab/>28</text:a></text:p>
          <text:p text:style-name="P82"><text:a xlink:type="simple" xlink:href="#__RefHeading__16286_1510295094" text:style-name="Index_20_Link" text:visited-style-name="Index_20_Link">Restore tab<text:tab/>29</text:a></text:p>
          <text:p text:style-name="P82"><text:a xlink:type="simple" xlink:href="#__RefHeading__12251_695893263" text:style-name="Index_20_Link" text:visited-style-name="Index_20_Link">Server settings<text:tab/>32</text:a></text:p>
          <text:p text:style-name="P83"><text:a xlink:type="simple" xlink:href="#__RefHeading__12253_695893263" text:style-name="Index_20_Link" text:visited-style-name="Index_20_Link">General<text:tab/>32</text:a></text:p>
          <text:p text:style-name="P83"><text:a xlink:type="simple" xlink:href="#__RefHeading__12255_695893263" text:style-name="Index_20_Link" text:visited-style-name="Index_20_Link">Servers<text:tab/>32</text:a></text:p>
          <text:p text:style-name="P83"><text:a xlink:type="simple" xlink:href="#__RefHeading__12257_695893263" text:style-name="Index_20_Link" text:visited-style-name="Index_20_Link">Commands<text:tab/>33</text:a></text:p>
          <text:p text:style-name="P83"><text:a xlink:type="simple" xlink:href="#__RefHeading__12259_695893263" text:style-name="Index_20_Link" text:visited-style-name="Index_20_Link">Verbosity &amp; Log<text:tab/>34</text:a></text:p>
          <text:p text:style-name="P86"><text:a xlink:type="simple" xlink:href="#__RefHeading__16288_1510295094" text:style-name="Index_20_Link" text:visited-style-name="Index_20_Link">Use cases<text:tab/>35</text:a></text:p>
          <text:p text:style-name="P80"><text:a xlink:type="simple" xlink:href="#__RefHeading__15954_1674148630" text:style-name="Index_20_Link" text:visited-style-name="Index_20_Link">a) Normal backup<text:tab/>35</text:a></text:p>
          <text:p text:style-name="P80"><text:soft-page-break/><text:a xlink:type="simple" xlink:href="#__RefHeading__15956_1674148630" text:style-name="Index_20_Link" text:visited-style-name="Index_20_Link">b) Full daily backup with time schedule<text:tab/>35</text:a></text:p>
          <text:p text:style-name="P80"><text:a xlink:type="simple" xlink:href="#__RefHeading__15958_1674148630" text:style-name="Index_20_Link" text:visited-style-name="Index_20_Link">c) Full weekly backup with time schedule and daily incremental backup<text:tab/>35</text:a></text:p>
          <text:p text:style-name="P80"><text:a xlink:type="simple" xlink:href="#__RefHeading__15960_1674148630" text:style-name="Index_20_Link" text:visited-style-name="Index_20_Link">d) Full weekly backup with daily incremental and continuous backup<text:tab/>36</text:a></text:p>
          <text:p text:style-name="P80"><text:a xlink:type="simple" xlink:href="#__RefHeading__15962_1674148630" text:style-name="Index_20_Link" text:visited-style-name="Index_20_Link">e) Restore single file or directory<text:tab/>36</text:a></text:p>
          <text:p text:style-name="P80"><text:a xlink:type="simple" xlink:href="#__RefHeading__15964_1674148630" text:style-name="Index_20_Link" text:visited-style-name="Index_20_Link">f) Restore full backup<text:tab/>36</text:a></text:p>
          <text:p text:style-name="P86"><text:a xlink:type="simple" xlink:href="#__RefHeading__15744_1674148630" text:style-name="Index_20_Link" text:visited-style-name="Index_20_Link">Appendix<text:tab/>37</text:a></text:p>
          <text:p text:style-name="P80"><text:a xlink:type="simple" xlink:href="#__RefHeading__8616_961238848" text:style-name="Index_20_Link" text:visited-style-name="Index_20_Link">Tools<text:tab/>37</text:a></text:p>
          <text:p text:style-name="P80"><text:a xlink:type="simple" xlink:href="#__RefHeading__30604910" text:style-name="Index_20_Link" text:visited-style-name="Index_20_Link">Archive file name macros<text:tab/>37</text:a></text:p>
          <text:p text:style-name="P80"><text:a xlink:type="simple" xlink:href="#__RefHeading__27593402" text:style-name="Index_20_Link" text:visited-style-name="Index_20_Link">BAR command line options summary<text:tab/>39</text:a></text:p>
          <text:p text:style-name="P82"><text:a xlink:type="simple" xlink:href="#__RefHeading__16290_1510295094" text:style-name="Index_20_Link" text:visited-style-name="Index_20_Link">Basic commands<text:tab/>39</text:a></text:p>
          <text:p text:style-name="P82"><text:a xlink:type="simple" xlink:href="#__RefHeading__16292_1510295094" text:style-name="Index_20_Link" text:visited-style-name="Index_20_Link">Include/Exclude files<text:tab/>40</text:a></text:p>
          <text:p text:style-name="P82"><text:a xlink:type="simple" xlink:href="#__RefHeading__16294_1510295094" text:style-name="Index_20_Link" text:visited-style-name="Index_20_Link">Incremental/Differential archives<text:tab/>41</text:a></text:p>
          <text:p text:style-name="P82"><text:a xlink:type="simple" xlink:href="#__RefHeading__16296_1510295094" text:style-name="Index_20_Link" text:visited-style-name="Index_20_Link">Compression<text:tab/>41</text:a></text:p>
          <text:p text:style-name="P82"><text:a xlink:type="simple" xlink:href="#__RefHeading__16298_1510295094" text:style-name="Index_20_Link" text:visited-style-name="Index_20_Link">Encryption<text:tab/>45</text:a></text:p>
          <text:p text:style-name="P82"><text:a xlink:type="simple" xlink:href="#__RefHeading__29665410" text:style-name="Index_20_Link" text:visited-style-name="Index_20_Link">Splitting<text:tab/>46</text:a></text:p>
          <text:p text:style-name="P82"><text:a xlink:type="simple" xlink:href="#__RefHeading__31202610" text:style-name="Index_20_Link" text:visited-style-name="Index_20_Link">Storage<text:tab/>46</text:a></text:p>
          <text:p text:style-name="P83"><text:a xlink:type="simple" xlink:href="#__RefHeading__16300_1510295094" text:style-name="Index_20_Link" text:visited-style-name="Index_20_Link">File<text:tab/>46</text:a></text:p>
          <text:p text:style-name="P83"><text:a xlink:type="simple" xlink:href="#__RefHeading__33495803" text:style-name="Index_20_Link" text:visited-style-name="Index_20_Link">FTP<text:tab/>47</text:a></text:p>
          <text:p text:style-name="P83"><text:a xlink:type="simple" xlink:href="#__RefHeading__33496803" text:style-name="Index_20_Link" text:visited-style-name="Index_20_Link">SSH<text:tab/>47</text:a></text:p>
          <text:p text:style-name="P83"><text:a xlink:type="simple" xlink:href="#__RefHeading__16302_1510295094" text:style-name="Index_20_Link" text:visited-style-name="Index_20_Link">SCP<text:tab/>48</text:a></text:p>
          <text:p text:style-name="P83"><text:a xlink:type="simple" xlink:href="#__RefHeading__16304_1510295094" text:style-name="Index_20_Link" text:visited-style-name="Index_20_Link">SFTP<text:tab/>48</text:a></text:p>
          <text:p text:style-name="P83"><text:a xlink:type="simple" xlink:href="#__RefHeading__7767_909302912" text:style-name="Index_20_Link" text:visited-style-name="Index_20_Link">WebDAV<text:tab/>48</text:a></text:p>
          <text:p text:style-name="P83"><text:a xlink:type="simple" xlink:href="#__RefHeading__16306_1510295094" text:style-name="Index_20_Link" text:visited-style-name="Index_20_Link">CD/DVD/BD<text:tab/>49</text:a></text:p>
          <text:p text:style-name="P83"><text:a xlink:type="simple" xlink:href="#__RefHeading__33501503" text:style-name="Index_20_Link" text:visited-style-name="Index_20_Link">Device<text:tab/>51</text:a></text:p>
          <text:p text:style-name="P82"><text:a xlink:type="simple" xlink:href="#__RefHeading__16308_1510295094" text:style-name="Index_20_Link" text:visited-style-name="Index_20_Link">Restore<text:tab/>52</text:a></text:p>
          <text:p text:style-name="P82"><text:a xlink:type="simple" xlink:href="#__RefHeading__16310_1510295094" text:style-name="Index_20_Link" text:visited-style-name="Index_20_Link">Server<text:tab/>52</text:a></text:p>
          <text:p text:style-name="P82"><text:a xlink:type="simple" xlink:href="#__RefHeading__13949_1679799926" text:style-name="Index_20_Link" text:visited-style-name="Index_20_Link">Index database<text:tab/>54</text:a></text:p>
          <text:p text:style-name="P82"><text:a xlink:type="simple" xlink:href="#__RefHeading__10437_873480820" text:style-name="Index_20_Link" text:visited-style-name="Index_20_Link">Continuous database<text:tab/>55</text:a></text:p>
          <text:p text:style-name="P82"><text:a xlink:type="simple" xlink:href="#__RefHeading__13951_1679799926" text:style-name="Index_20_Link" text:visited-style-name="Index_20_Link">Logging<text:tab/>55</text:a></text:p>
          <text:p text:style-name="P82"><text:a xlink:type="simple" xlink:href="#__RefHeading__16312_1510295094" text:style-name="Index_20_Link" text:visited-style-name="Index_20_Link">Miscellaneous<text:tab/>56</text:a></text:p>
          <text:p text:style-name="P80"><text:a xlink:type="simple" xlink:href="#__RefHeading__16314_1510295094" text:style-name="Index_20_Link" text:visited-style-name="Index_20_Link">BAR configuration and job files<text:tab/>59</text:a></text:p>
          <text:p text:style-name="P82"><text:a xlink:type="simple" xlink:href="#__RefHeading__16316_1510295094" text:style-name="Index_20_Link" text:visited-style-name="Index_20_Link">Additional configuration entries<text:tab/>59</text:a></text:p>
          <text:p text:style-name="P82"><text:a xlink:type="simple" xlink:href="#__RefHeading__16318_1510295094" text:style-name="Index_20_Link" text:visited-style-name="Index_20_Link">Block configuration entries<text:tab/>60</text:a></text:p>
          <text:p text:style-name="P83"><text:a xlink:type="simple" xlink:href="#__RefHeading__14674_1674148630" text:style-name="Index_20_Link" text:visited-style-name="Index_20_Link">File server<text:tab/>61</text:a></text:p>
          <text:p text:style-name="P83"><text:a xlink:type="simple" xlink:href="#__RefHeading__16320_1510295094" text:style-name="Index_20_Link" text:visited-style-name="Index_20_Link">FTP server<text:tab/>61</text:a></text:p>
          <text:p text:style-name="P83"><text:a xlink:type="simple" xlink:href="#__RefHeading__16322_1510295094" text:style-name="Index_20_Link" text:visited-style-name="Index_20_Link">SSH/SCP/SFTP server<text:tab/>61</text:a></text:p>
          <text:p text:style-name="P83"><text:a xlink:type="simple" xlink:href="#__RefHeading__9029_1272517093" text:style-name="Index_20_Link" text:visited-style-name="Index_20_Link">WebDAV server<text:tab/>61</text:a></text:p>
          <text:p text:style-name="P83"><text:a xlink:type="simple" xlink:href="#__RefHeading__9031_1272517093" text:style-name="Index_20_Link" text:visited-style-name="Index_20_Link">Device<text:tab/>62</text:a></text:p>
          <text:p text:style-name="P83"><text:a xlink:type="simple" xlink:href="#__RefHeading__9033_1272517093" text:style-name="Index_20_Link" text:visited-style-name="Index_20_Link">Schedule<text:tab/>62</text:a></text:p>
          <text:p text:style-name="P82"><text:a xlink:type="simple" xlink:href="#__RefHeading__16326_1510295094" text:style-name="Index_20_Link" text:visited-style-name="Index_20_Link">Example configuration file<text:tab/>63</text:a></text:p>
          <text:p text:style-name="P80"><text:a xlink:type="simple" xlink:href="#__RefHeading__32474025" text:style-name="Index_20_Link" text:visited-style-name="Index_20_Link">BARControl command line options summary<text:tab/>64</text:a></text:p>
          <text:p text:style-name="P80"><text:a xlink:type="simple" xlink:href="#__RefHeading__16328_1510295094" text:style-name="Index_20_Link" text:visited-style-name="Index_20_Link">BARControl configuration file<text:tab/>66</text:a></text:p>
          <text:p text:style-name="P80"><text:a xlink:type="simple" xlink:href="#__RefHeading__16330_1510295094" text:style-name="Index_20_Link" text:visited-style-name="Index_20_Link">Exit codes<text:tab/>66</text:a></text:p>
          <text:p text:style-name="P80"><text:a xlink:type="simple" xlink:href="#__RefHeading__29596110" text:style-name="Index_20_Link" text:visited-style-name="Index_20_Link">Archive file format<text:tab/>67</text:a></text:p>
          <text:p text:style-name="P80"><text:a xlink:type="simple" xlink:href="#__RefHeading__35624716" text:style-name="Index_20_Link" text:visited-style-name="Index_20_Link">Compilation<text:tab/>67</text:a></text:p>
          <text:p text:style-name="P80"><text:a xlink:type="simple" xlink:href="#__RefHeading__16332_1510295094" text:style-name="Index_20_Link" text:visited-style-name="Index_20_Link">Development<text:tab/>71</text:a></text:p>
          <text:p text:style-name="P86"><text:a xlink:type="simple" xlink:href="#__RefHeading__31406103" text:style-name="Index_20_Link" text:visited-style-name="Index_20_Link">Frequently asked questions<text:tab/>71</text:a></text:p>
          <text:p text:style-name="P86"><text:a xlink:type="simple" xlink:href="#__RefHeading__16334_1510295094" text:style-name="Index_20_Link" text:visited-style-name="Index_20_Link">Contact and bug reports<text:tab/>77</text:a></text:p>
          <text:p text:style-name="P86"><text:a xlink:type="simple" xlink:href="#__RefHeading__16336_1510295094" text:style-name="Index_20_Link" text:visited-style-name="Index_20_Link">License<text:tab/>78</text:a></text:p>
          <text:p text:style-name="P86"><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5">Figure 1: Graphical front end main window (status tab)<text:tab/>22</text:p>
          <text:p text:style-name="P85">Figure 2: Entries<text:tab/>24</text:p>
          <text:p text:style-name="P85">Figure 3: Images<text:tab/>25</text:p>
          <text:p text:style-name="P85">Figure 4: Filters and mounts<text:tab/>26</text:p>
          <text:p text:style-name="P85">Figure 5: Storage<text:tab/>26</text:p>
          <text:p text:style-name="P85">Figure 6: Archive name editor<text:tab/>27</text:p>
          <text:p text:style-name="P85">Figure 7: Scripts<text:tab/>28</text:p>
          <text:p text:style-name="P85">Figure 8: Scheduler<text:tab/>29</text:p>
          <text:p text:style-name="P85">Figure 9: Restoring files<text:tab/>30</text:p>
          <text:p text:style-name="P85">Figure 10: Restore dialog<text:tab/>31</text:p>
          <text:p text:style-name="P85">Figure 11: Server general settings<text:tab/>32</text:p>
          <text:p text:style-name="P85">Figure 12: Servers settings<text:tab/>33</text:p>
          <text:p text:style-name="P85">Figure 13: Server command settings<text:tab/>34</text:p>
          <text:p text:style-name="P85">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4">Table 1: Supported entries<text:tab/>7</text:p>
          <text:p text:style-name="P84">Table 2: Certificates and key files<text:tab/>8</text:p>
          <text:p text:style-name="P84">Table 3: Archive part and medium sizes<text:tab/>19</text:p>
          <text:p text:style-name="P84">Table 4: Server ports<text:tab/>20</text:p>
          <text:p text:style-name="P84">Table 5: Archive file name macros<text:tab/>38</text:p>
          <text:p text:style-name="P84">Table 6: Pattern types<text:tab/>40</text:p>
          <text:p text:style-name="P84">Table 7: Compression algorithms<text:tab/>44</text:p>
          <text:p text:style-name="P84">Table 8: Encryption algorithms<text:tab/>45</text:p>
          <text:p text:style-name="P84">Table 9: Log information types<text:tab/>55</text:p>
          <text:p text:style-name="P84">Table 10: Verbosity levels<text:tab/>58</text:p>
          <text:p text:style-name="P84">Table 11: BAR exit codes<text:tab/>66</text:p>
          <text:p text:style-name="P84">Table 12: Compilation packages<text:tab/>69</text:p>
          <text:p text:style-name="P84">Table 13: Tests<text:tab/>70</text:p>
        </text:index-body>
      </text:table-index>
      <text:p text:style-name="Text_20_body"/>
      <text:h text:style-name="P93" text:outline-level="1"/>
      <text:h text:style-name="P94"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330913870557531379" text:style-name="L1">
        <text:list-item>
          <text:p text:style-name="P124">create, list, test, compare and extract archives of files and disk images,</text:p>
        </text:list-item>
      </text:list>
      <text:list xml:id="list861806529901504517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56829853385094922" text:style-name="L2">
        <text:list-item>
          <text:p text:style-name="P125">glibc 2.3.2 or higher</text:p>
        </text:list-item>
      </text:list>
      <text:list xml:id="list122659202386549" text:continue-list="list8618065299015045172" text:style-name="List_20_1">
        <text:list-item>
          <text:p text:style-name="List_20_1"><text:span text:style-name="Name">BAR</text:span> binary</text:p>
        </text:list-item>
      </text:list>
      <text:list xml:id="list1128666437787549408" text:style-name="L3">
        <text:list-item>
          <text:p text:style-name="P1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6044132699834094085" text:style-name="L4">
        <text:list-item>
          <text:p text:style-name="P126">cdrecord [<text:reference-ref text:reference-format="text" text:ref-name="cdrtools">cdrtools</text:reference-ref>]</text:p>
        </text:list-item>
      </text:list>
      <text:list xml:id="list122659597304354" text:continue-list="list122659202386549" text:style-name="List_20_1">
        <text:list-item>
          <text:p text:style-name="List_20_1">growisofs [<text:reference-ref text:reference-format="text" text:ref-name="growisofs">growisofs</text:reference-ref>]</text:p>
        </text:list-item>
      </text:list>
      <text:list xml:id="list122659137864299" text:continue-list="list6044132699834094085" text:style-name="L4">
        <text:list-item>
          <text:p text:style-name="P102">mkisofs, <text:span text:style-name="T61">dvd+rw-format</text:span> [<text:reference-ref text:reference-format="text" text:ref-name="dvd+rw-tools">dvd+rw-tools</text:reference-ref>]</text:p>
        </text:list-item>
      </text:list>
      <text:list xml:id="list122658943915849" text:continue-list="list122659597304354"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217431856820136270" text:style-name="L5">
        <text:list-item>
          <text:p text:style-name="P127">C/<text:span text:style-name="T65">C++</text:span> development environment with gcc, <text:span text:style-name="T64">g++</text:span></text:p>
        </text:list-item>
      </text:list>
      <text:list xml:id="list122658392495735" text:continue-list="list122658943915849" text:style-name="List_20_1">
        <text:list-item>
          <text:p text:style-name="List_20_1">GNU make</text:p>
        </text:list-item>
        <text:list-item>
          <text:p text:style-name="List_20_1">m4</text:p>
        </text:list-item>
        <text:list-item>
          <text:p text:style-name="P104">xgettext</text:p>
        </text:list-item>
        <text:list-item>
          <text:p text:style-name="List_20_1">perl</text:p>
        </text:list-item>
        <text:list-item>
          <text:p text:style-name="P105">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2265935609402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6"><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9</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5">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8</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0</text:bookmark-ref>.</text:p>
      <text:p text:style-name="Text_20_body_20_Start">The following nomenclature is used in the following sections:</text:p>
      <text:list xml:id="list399917827364580488" text:style-name="L6">
        <text:list-item>
          <text:p text:style-name="P128"><text:bookmark-start text:name="__DdeLink__11097_1674148630"/>&lt;name&gt; stay for a parameter, e. g. a name or some text,</text:p>
        </text:list-item>
      </text:list>
      <text:list xml:id="list122658066760355" text:continue-list="list12265935609402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22658640110721" text:continue-list="list399917827364580488" text:style-name="L6">
        <text:list-item>
          <text:p text:style-name="P117">&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22658276042340" text:continue-list="list12265806676035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702411908833069828" text:style-name="L7">
        <text:list-item>
          <text:p text:style-name="P129">ext2</text:p>
        </text:list-item>
      </text:list>
      <text:list xml:id="list122658394524424" text:continue-list="list12265827604234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22659483683505" text:continue-list="list4702411908833069828" text:style-name="L7">
        <text:list-item>
          <text:p text:style-name="P107">ext4</text:p>
        </text:list-item>
      </text:list>
      <text:p text:style-name="Text_20_body_20_Start">Experimental, but no longer supported files systems are:</text:p>
      <text:list xml:id="list122659351979836" text:continue-numbering="true" text:style-name="L7">
        <text:list-item>
          <text:p text:style-name="P107">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122658735610111" text:continue-list="list122658394524424"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8">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22658175220737"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5">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265840603268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2">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7</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2003720"/><text:alphabetical-index-mark-start text:id="IMark82967880"/>URI<text:alphabetical-index-mark-end text:id="IMark82967880"/><text:alphabetical-index-mark-end text:id="IMark7200372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8">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9">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6" text:outline-level="2">Master and Slave</text:h>
      <text:p text:style-name="P92">Several instances of a <text:span text:style-name="Name">BAR</text:span> server can run on different computers. A single instance can be declared as the “master”, all other instances <text:span text:style-name="T80">become</text:span> “slaves” and <text:span text:style-name="T80">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92">To specify a job for a slave, set the host name and port number accordingly to the host where the slave is running. <text:span text:style-name="T80">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soft-page-break/><text:tab/>on the slave computer where <text:span text:style-name="Name">BAR</text:span> is running. The master then <text:span text:style-name="T79">has</text:span> time window of 120s to pair with slave. <text:span text:style-name="T80">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22658593805366" text:continue-numbering="true" text:style-name="List_20_1">
        <text:list-item>
          <text:p text:style-name="P134">the archive files are stored either in the file system, on a ftp server, scp/sftp server, or a we<text:span text:style-name="T26">bdav</text:span> server and</text:p>
        </text:list-item>
        <text:list-item>
          <text:p text:style-name="P103">the name suffix is <text:span text:style-name="Filename">.bar,</text:span> and</text:p>
        </text:list-item>
        <text:list-item>
          <text:p text:style-name="P123">if the archives can be decrypted which means the running <text:span text:style-name="Name">BAR</text:span> server has the required pass phrase stored in the internal pass phrase cache and the required private key file.</text:p>
        </text:list-item>
      </text:list>
      <text:p text:style-name="P61"><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9"><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text:soft-page-break/>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22659043551244"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line-break/></text:span>Note: be careful with this option! An existing database is deleted when a new one is created</text:p>
        </text:list-item>
        <text:list-item>
          <text:p text:style-name="P108"><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8"><text:span text:style-name="Option">‑‑</text:span><text:span text:style-name="Option"><text:span text:style-name="T50">create-newest</text:span></text:span><text:span text:style-name="T50">: re-create all newest data in the database. It deletes all existing newest data in the database and re-creates it from the existing entries data.</text:span></text:p>
        </text:list-item>
        <text:list-item>
          <text:p text:style-name="P108"><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8">‑‑<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8"><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5</text:bookmark-ref>.</text:p>
      <text:h text:style-name="Heading_20_3" text:outline-level="3"><text:bookmark-start text:name="__RefHeading__16274_1510295094"/>Status tab<text:bookmark-end text:name="__RefHeading__16274_1510295094"/></text:h>
      <text:p text:style-name="P139">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ext:span text:style-name="T81">The status show if currently a job is executed, wait to be executed, execution is paused or suspended and in case of slave jobs if the slaves are online or offline.</text:span></text:p>
      <text:p text:style-name="P139">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2265969298781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text:soft-page-break/>Dry-run: do a dry-run of all operations except compression, encryption and storing data.</text:p>
        </text:list-item>
      </text:list>
      <text:p text:style-name="P67">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3735914430237321740" text:style-name="L8">
        <text:list-item>
          <text:p text:style-name="P90"><text:span text:style-name="T81">slave host to run the job </text:span><text:span text:style-name="Number_20_Mark"><text:span text:style-name="T38">B</text:span></text:span></text:p>
        </text:list-item>
        <text:list-item>
          <text:p text:style-name="P89">included entry names</text:p>
        </text:list-item>
      </text:list>
      <text:list xml:id="list122658983365289" text:continue-list="list122659692987810" text:style-name="List_20_1">
        <text:list-item>
          <text:p text:style-name="List_20_1">included images</text:p>
        </text:list-item>
        <text:list-item>
          <text:p text:style-name="P109">filters and mounts</text:p>
        </text:list-item>
        <text:list-item>
          <text:p text:style-name="List_20_1">storage information</text:p>
        </text:list-item>
        <text:list-item>
          <text:p text:style-name="P109">scripts</text:p>
        </text:list-item>
        <text:list-item>
          <text:p text:style-name="P110">schedule information</text:p>
        </text:list-item>
        <text:list-item>
          <text:p text:style-name="P118">comments</text:p>
        </text:list-item>
      </text:list>
      <text:p text:style-name="Table_20_Contents">The jobs tab have some sub-tabs to edit these pieces of data.</text:p>
      <text:h text:style-name="P100" text:outline-level="4"><text:bookmark-start text:name="__RefHeading__16278_1510295094"/>Entries<text:bookmark-end text:name="__RefHeading__16278_1510295094"/></text:h>
      <text:p text:style-name="P62">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1">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3"><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1" text:outline-level="4"><text:bookmark-start text:name="__RefHeading__14185_608817561"/><text:soft-page-break/>Scripts<text:bookmark-end text:name="__RefHeading__14185_608817561"/></text:h>
      <text:p text:style-name="P25"><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6">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60">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7">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4">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21"><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9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22660744278743" text:continue-numbering="true" text:style-name="List_20_1">
        <text:list-item>
          <text:p text:style-name="P111"><text:span text:style-name="T47">temporary directory </text:span><text:span text:style-name="Number_20_Mark"><text:span text:style-name="T47">B</text:span></text:span><text:span text:style-name="T47">,</text:span></text:p>
        </text:list-item>
        <text:list-item>
          <text:p text:style-name="P111"><text:span text:style-name="T47">the nice level </text:span><text:span text:style-name="Number_20_Mark"><text:span text:style-name="T47">C</text:span></text:span><text:span text:style-name="T47">,</text:span></text:p>
        </text:list-item>
        <text:list-item>
          <text:p text:style-name="P111"><text:span text:style-name="T47">the max. number of compress and encryption threads </text:span><text:span text:style-name="Number_20_Mark"><text:span text:style-name="T47">D</text:span></text:span><text:span text:style-name="T47">,</text:span></text:p>
        </text:list-item>
        <text:list-item>
          <text:p text:style-name="P111"><text:span text:style-name="T47">the minimal compress size </text:span><text:span text:style-name="Number_20_Mark"><text:span text:style-name="T47">E</text:span></text:span><text:span text:style-name="T47">,</text:span></text:p>
        </text:list-item>
        <text:list-item>
          <text:p text:style-name="P112">the jobs directory <text:span text:style-name="Number_20_Mark">F</text:span>,</text:p>
        </text:list-item>
        <text:list-item>
          <text:p text:style-name="P112">the max. size of files included in a continuous backup <text:span text:style-name="Number_20_Mark">G</text:span>,</text:p>
        </text:list-item>
        <text:list-item>
          <text:p text:style-name="P112">the file name of the index database <text:span text:style-name="Number_20_Mark">H</text:span> and if index auto-updates should be active <text:span text:style-name="Number_20_Mark">I</text:span>,</text:p>
        </text:list-item>
        <text:list-item>
          <text:p text:style-name="P112"><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6">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7"><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6">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22701166344429" text:continue-numbering="true" text:style-name="List_20_1">
        <text:list-item>
          <text:p text:style-name="P113">log <text:span text:style-name="T48">level </text:span><text:span text:style-name="Number_20_Mark"><text:span text:style-name="T48">B</text:span></text:span><text:span text:style-name="T48">,</text:span></text:p>
        </text:list-item>
        <text:list-item>
          <text:p text:style-name="P113"><text:span text:style-name="T48">the log </text:span>types <text:span text:style-name="Number_20_Mark"><text:span text:style-name="T48">C</text:span></text:span>,</text:p>
        </text:list-item>
        <text:list-item>
          <text:p text:style-name="P113">the log file name <text:span text:style-name="Number_20_Mark"><text:span text:style-name="T48">D</text:span></text:span>,</text:p>
        </text:list-item>
        <text:list-item>
          <text:p text:style-name="P113">the log format <text:span text:style-name="Number_20_Mark"><text:span text:style-name="T48">E</text:span></text:span><text:span text:style-name="T48"> </text:span>and</text:p>
        </text:list-item>
        <text:list-item>
          <text:p text:style-name="P113"><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22488998593384101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22702226367908" text:continue-list="list12270116634442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22700612672525" text:continue-list="list7224889985933841010"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22700471263349" text:continue-list="list12270222636790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0">each day </text:span>as a full backup.</text:p>
      <text:list xml:id="list122701402405784" text:continue-list="list122700612672525"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22702169632437" text:continue-list="list122700471263349" text:style-name="List_20_1">
        <text:list-item>
          <text:p text:style-name="P130">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4">select for <text:span text:style-name="T20">the t</text:span><text:span text:style-name="Name">ype</text:span> <text:span text:style-name="Name">full</text:span></text:p>
        </text:list-item>
        <text:list-item>
          <text:p text:style-name="P11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4"><text:span text:style-name="Name"><text:span text:style-name="T6">select for the type </text:span></text:span><text:span text:style-name="Name"><text:span text:style-name="T2">incremental</text:span></text:span></text:p>
        </text:list-item>
        <text:list-item>
          <text:p text:style-name="P119">verify <text:span text:style-name="T20">that </text:span><text:span text:style-name="Name">enabled</text:span> is checked</text:p>
        </text:list-item>
      </text:list>
      <text:list xml:id="list122701124520116" text:continue-list="list122701402405784"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22701111515214" text:continue-list="list122702169632437" text:style-name="List_20_1">
        <text:list-item>
          <text:p text:style-name="P130">switch to the <text:span text:style-name="Name">Jobs</text:span> tab. In the <text:span text:style-name="Name">Schedule</text:span> sub-tab add a new schedule entry and define * <text:span text:style-name="T20">for the date, <text:s/>time and week day</text:span>.</text:p>
        </text:list-item>
        <text:list-item>
          <text:p text:style-name="P114">select for <text:span text:style-name="T20">the t</text:span><text:span text:style-name="Name">ype</text:span> <text:span text:style-name="Name"><text:span text:style-name="T20">continuous</text:span></text:span></text:p>
        </text:list-item>
        <text:list-item>
          <text:p text:style-name="P120">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3">time interval </text:span>the backup is executed. </text:p>
      <text:list xml:id="list122701825639961" text:continue-list="list122701124520116"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22701652853618" text:continue-list="list122701111515214" text:style-name="List_20_1">
        <text:list-item>
          <text:p text:style-name="P131"><text:span text:style-name="Name"><text:span text:style-name="T5">switch to the </text:span></text:span><text:span text:style-name="Name"><text:span text:style-name="T3">Restore</text:span></text:span><text:span text:style-name="Name"><text:span text:style-name="T7"> tab</text:span></text:span></text:p>
        </text:list-item>
        <text:list-item>
          <text:p text:style-name="P13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3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3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2701260912760" text:continue-list="list12270182563996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22701231994069" text:continue-list="list122701652853618" text:style-name="List_20_1">
        <text:list-item>
          <text:p text:style-name="P131"><text:span text:style-name="Name"><text:span text:style-name="T5">switch to the </text:span></text:span><text:span text:style-name="Name"><text:span text:style-name="T21">Restore</text:span></text:span><text:span text:style-name="Name"><text:span text:style-name="T7"> tab</text:span></text:span></text:p>
        </text:list-item>
        <text:list-item>
          <text:p text:style-name="P13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3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3" text:outline-level="1"/>
      <text:h text:style-name="P94" text:outline-level="1"><text:bookmark-start text:name="__RefHeading__15744_1674148630"/>Appendix<text:bookmark-end text:name="__RefHeading__15744_1674148630"/></text:h>
      <text:h text:style-name="P95" text:outline-level="2"><text:bookmark-start text:name="__RefHeading__8616_961238848"/>Tools<text:bookmark-end text:name="__RefHeading__8616_961238848"/></text:h>
      <text:p text:style-name="Text_20_body_20_Start">The following tools are part of <text:span text:style-name="Command">BAR</text:span>:</text:p>
      <text:list xml:id="list122701454982237"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0915256"/>--create<text:alphabetical-index-mark-end text:id="IMark90915256"/>, <text:alphabetical-index-mark-start text:id="IMark43995336"/>-c<text:alphabetical-index-mark-end text:id="IMark43995336"/></text:p>
      <text:p text:style-name="Option_20_Start">Create an archive with files, directories, links, hard links and special files like device-, pipes- and sockets-descriptors.</text:p>
      <text:p text:style-name="Option_20_title"><text:alphabetical-index-mark-start text:id="IMark80381672"/>--image<text:alphabetical-index-mark-end text:id="IMark80381672"/>, <text:alphabetical-index-mark-start text:id="IMark121093768"/>-m<text:alphabetical-index-mark-end text:id="IMark12109376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61987384"/>--list<text:alphabetical-index-mark-end text:id="IMark161987384"/>, <text:alphabetical-index-mark-start text:id="IMark90915256"/>-l<text:alphabetical-index-mark-end text:id="IMark909152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55604024"/>--test<text:alphabetical-index-mark-end text:id="IMark155604024"/>, <text:alphabetical-index-mark-start text:id="IMark80381672"/>-t<text:alphabetical-index-mark-end text:id="IMark80381672"/></text:p>
      <text:p text:style-name="Option_20_Start">Test content integrity of archives.</text:p>
      <text:p text:style-name="Option_20_title"><text:alphabetical-index-mark-start text:id="IMark190670696"/>--compare<text:alphabetical-index-mark-end text:id="IMark190670696"/>, <text:alphabetical-index-mark-start text:id="IMark80142920"/>-d<text:alphabetical-index-mark-end text:id="IMark80142920"/></text:p>
      <text:p text:style-name="Option_20_Start">Compare content of archives with content in file system.</text:p>
      <text:p text:style-name="Option_20_title"><text:alphabetical-index-mark-start text:id="IMark90915256"/>--extract<text:alphabetical-index-mark-end text:id="IMark90915256"/>, <text:alphabetical-index-mark-start text:id="IMark153220904"/>-x<text:alphabetical-index-mark-end text:id="IMark153220904"/></text:p>
      <text:p text:style-name="Option_20_Start">Extract content of archives.</text:p>
      <text:p text:style-name="Option_20_title"><text:alphabetical-index-mark-start text:id="IMark121093768"/>--generate-keys<text:alphabetical-index-mark-end text:id="IMark12109376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0142920"/>--generate-keys-bits<text:alphabetical-index-mark-end text:id="IMark80142920"/>=&lt;n&gt;</text:p>
      <text:p text:style-name="Option_20_Start">Specify number of bits to use for a RSA key pair. It can be 1024, 2048 or 3072 bits. Default value are 2048 bits.</text:p>
      <text:p text:style-name="Option_20_title"><text:soft-page-break/><text:alphabetical-index-mark-start text:id="IMark153220904"/>--<text:span text:style-name="T71">generate-keys-mode</text:span><text:alphabetical-index-mark-end text:id="IMark153220904"/><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190670696"/>--pre-command<text:alphabetical-index-mark-end text:id="IMark190670696"/>=&lt;command&gt;</text:p>
      <text:p text:style-name="Option_20_Start">Command to execute before a job is started.</text:p>
      <text:p text:style-name="Option_20_Start">Available macros: %name.</text:p>
      <text:p text:style-name="Option_20_title"><text:alphabetical-index-mark-start text:id="IMark153220904"/>--post-command<text:alphabetical-index-mark-end text:id="IMark153220904"/>=&lt;command&gt;</text:p>
      <text:p text:style-name="Option_20_Start">Command to execute after a job terminated.</text:p>
      <text:p text:style-name="Option_20_Start">Available macros: %name.</text:p>
      <text:p text:style-name="Option_20_title"><text:alphabetical-index-mark-start text:id="IMark168194712"/>--mount<text:alphabetical-index-mark-end text:id="IMark1681947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0915256"/>--include<text:alphabetical-index-mark-end text:id="IMark90915256"/>=&lt;pattern&gt;, <text:alphabetical-index-mark-start text:id="IMark80381672"/>-#<text:alphabetical-index-mark-end text:id="IMark803816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90670696"/>--include-command<text:bookmark-start text:name="__DdeLink__11102_1674148630"/><text:alphabetical-index-mark-end text:id="IMark19067069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80381672"/>--exclude<text:alphabetical-index-mark-end text:id="IMark80381672"/>=&lt;pattern&gt;, <text:alphabetical-index-mark-start text:id="IMark43995336"/>-!<text:alphabetical-index-mark-end text:id="IMark4399533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9326760"/>--exclude-command<text:alphabetical-index-mark-end text:id="IMark7932676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26237032"/>--mount<text:alphabetical-index-mark-end text:id="IMark12623703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7" text:outline-level="3"><text:bookmark-start text:name="__RefHeading__16294_1510295094"/>Incremental/Differential archives<text:bookmark-end text:name="__RefHeading__16294_1510295094"/></text:h>
      <text:p text:style-name="P38"><text:alphabetical-index-mark-start text:id="IMark80142920"/>--normal<text:alphabetical-index-mark-end text:id="IMark80142920"/></text:p>
      <text:p text:style-name="Option_20_Start">Create a normal archive. No incremental data is used or stored.</text:p>
      <text:p text:style-name="Option_20_title"><text:alphabetical-index-mark-start text:id="IMark158297352"/><text:span text:style-name="T11">--full</text:span><text:alphabetical-index-mark-end text:id="IMark158297352"/><text:span text:style-name="T11">, </text:span><text:alphabetical-index-mark-start text:id="IMark121093768"/><text:span text:style-name="T11">-f</text:span><text:alphabetical-index-mark-end text:id="IMark121093768"/></text:p>
      <text:p text:style-name="Option_20_Start">Create a full archive and store incremental data.</text:p>
      <text:p text:style-name="Option_20_title"><text:alphabetical-index-mark-start text:id="IMark111407944"/><text:span text:style-name="T11">--incremental</text:span><text:alphabetical-index-mark-end text:id="IMark111407944"/><text:span text:style-name="T11">, </text:span><text:alphabetical-index-mark-start text:id="IMark80142920"/><text:span text:style-name="T11">-i</text:span><text:alphabetical-index-mark-end text:id="IMark801429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87632728"/><text:span text:style-name="T11">--incremental-list-file</text:span><text:alphabetical-index-mark-end text:id="IMark8763272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90915256"/>--differential<text:alphabetical-index-mark-end text:id="IMark90915256"/></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21093768"/>--compress-algorithm<text:alphabetical-index-mark-end text:id="IMark121093768"/>, <text:alphabetical-index-mark-start text:id="IMark90915256"/>-z<text:alphabetical-index-mark-end text:id="IMark9091525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26237032"/>--compress-min-size<text:alphabetical-index-mark-end text:id="IMark1262370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665448"/>--compress-exclude<text:alphabetical-index-mark-end text:id="IMark976654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90670696"/>--crypt-algorithm<text:alphabetical-index-mark-end text:id="IMark190670696"/>, <text:alphabetical-index-mark-start text:id="IMark158297352"/>-y<text:alphabetical-index-mark-end text:id="IMark1582973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161987384"/>--crypt-type<text:alphabetical-index-mark-end text:id="IMark1619873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68194712"/>--crypt-password<text:alphabetical-index-mark-end text:id="IMark1681947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58297352"/><text:alphabetical-index-mark-start text:id="IMark111407944"/><text:span text:style-name="T74">--crypt-new-password</text:span><text:alphabetical-index-mark-end text:id="IMark111407944"/><text:alphabetical-index-mark-end text:id="IMark158297352"/><text:span text:style-name="T74">=&lt;password&gt;</text:span></text:p>
      <text:p text:style-name="P76"><text:span text:style-name="T74">New </text:span>crypt password phrase to use.</text:p>
      <text:p text:style-name="P81">Note:<text:tab/>Use this option with care! Password phrases specified on the command line may be stored in the history of your shell, thus can be recovered by displaying the command history.</text:p>
      <text:p text:style-name="Option_20_title"><text:alphabetical-index-mark-start text:id="IMark74226472"/>--crypt-public-key<text:alphabetical-index-mark-end text:id="IMark74226472"/>=&lt;file name&gt;</text:p>
      <text:p text:style-name="Option_20_Start">Name of file with the RSA encryption public key.</text:p>
      <text:p text:style-name="Option_20_title"><text:soft-page-break/><text:alphabetical-index-mark-start text:id="IMark97665448"/>--crypt-private-key<text:alphabetical-index-mark-end text:id="IMark9766544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80381672"/>--archive-part-size<text:alphabetical-index-mark-end text:id="IMark80381672"/>=&lt;size&gt;, <text:alphabetical-index-mark-start text:id="IMark161987384"/>-s<text:alphabetical-index-mark-end text:id="IMark161987384"/>=&lt;size&gt;</text:p>
      <text:p text:style-name="P7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0915256"/>--file-write-pre-command<text:alphabetical-index-mark-end text:id="IMark909152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61987384"/>--file-write-post-command<text:alphabetical-index-mark-end text:id="IMark1619873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58297352"/>--ftp-login-name<text:alphabetical-index-mark-end text:id="IMark158297352"/>=&lt;name&gt;</text:p>
      <text:p text:style-name="Option_20_Start">Specify the general FTP login name.</text:p>
      <text:p text:style-name="Option_20_title"><text:alphabetical-index-mark-start text:id="IMark190670696"/>--ftp-password<text:alphabetical-index-mark-end text:id="IMark1906706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43995336"/>--ftp-max-connections<text:alphabetical-index-mark-end text:id="IMark43995336"/>=&lt;n&gt;</text:p>
      <text:p text:style-name="Option_20_note">Specify the max. number of concurrent connections for this FTP server.</text:p>
      <text:p text:style-name="Option_20_title"><text:alphabetical-index-mark-start text:id="IMark168194712"/>--ftp-max-storage-size<text:alphabetical-index-mark-end text:id="IMark168194712"/>=&lt;size&gt;</text:p>
      <text:p text:style-name="Option_20_note">Specify the max. size in bytes to use for storage for this FTP server.<text:bookmark-end text:name="__DdeLink__10735_1674148630"/></text:p>
      <text:p text:style-name="Option_20_title"><text:alphabetical-index-mark-start text:id="IMark90915256"/>--ftp-write-pre-command<text:alphabetical-index-mark-end text:id="IMark90915256"/>=&lt;command&gt;</text:p>
      <text:p text:style-name="Option_20_Start">Command to execute before file is transmitted to FTP server.</text:p>
      <text:p text:style-name="Option_20_Start">Available macros: %file, %number.</text:p>
      <text:p text:style-name="Option_20_title"><text:soft-page-break/><text:alphabetical-index-mark-start text:id="IMark161987384"/>--ftp-write-post-command<text:alphabetical-index-mark-end text:id="IMark1619873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58297352"/>--ssh-port<text:alphabetical-index-mark-end text:id="IMark158297352"/>=&lt;n&gt;</text:p>
      <text:p text:style-name="Option_20_Start">Specify ssh port to use. Default is 22.</text:p>
      <text:p text:style-name="Option_20_title"><text:alphabetical-index-mark-start text:id="IMark190670696"/>--ssh-login-name<text:alphabetical-index-mark-end text:id="IMark190670696"/>=&lt;name&gt;</text:p>
      <text:p text:style-name="Option_20_Start">Specify the default ssh login name.</text:p>
      <text:p text:style-name="Option_20_title"><text:alphabetical-index-mark-start text:id="IMark80142920"/>--ssh-password<text:alphabetical-index-mark-end text:id="IMark8014292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8194712"/>--ssh-public-key<text:alphabetical-index-mark-end text:id="IMark168194712"/>=&lt;file name&gt;</text:p>
      <text:p text:style-name="Option_20_Start">Specify the file name with the ssh public key.</text:p>
      <text:p text:style-name="Option_20_title"><text:alphabetical-index-mark-start text:id="IMark90915256"/>--ssh-private-key<text:alphabetical-index-mark-end text:id="IMark9091525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9326760"/>--ssh-max-connections<text:alphabetical-index-mark-end text:id="IMark79326760"/>=&lt;n&gt;</text:p>
      <text:p text:style-name="Option_20_note">Specify the max. number of concurrent connections for this SSH/SCP/SFTP server.</text:p>
      <text:p text:style-name="Option_20_title"><text:bookmark-start text:name="__DdeLink__8381_1674148630"/><text:alphabetical-index-mark-start text:id="IMark71011816"/>--ssh-max-storage-size<text:alphabetical-index-mark-end text:id="IMark7101181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158297352"/>--scp-write-pre-command<text:alphabetical-index-mark-end text:id="IMark1582973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80381672"/>--scp-write-post-command<text:alphabetical-index-mark-end text:id="IMark8038167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68194712"/>--sftp-write-pre-command<text:alphabetical-index-mark-end text:id="IMark16819471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111407944"/>--sftp-write-post-command<text:alphabetical-index-mark-end text:id="IMark11140794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7729608"/>--webdav-login<text:alphabetical-index-mark-end text:id="IMark97729608"/>=&lt;name&gt;</text:p>
      <text:p text:style-name="Option_20_Start">Specify the default WebDAV login name.</text:p>
      <text:p text:style-name="Option_20_title"><text:alphabetical-index-mark-start text:id="IMark158297352"/>--webdav-password<text:alphabetical-index-mark-end text:id="IMark15829735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0381672"/>--webdav-max-connections<text:alphabetical-index-mark-end text:id="IMark80381672"/>=&lt;n&gt;</text:p>
      <text:p text:style-name="Option_20_note">Specify the max. number of concurrent connections for this WebDAV server.</text:p>
      <text:p text:style-name="Option_20_title"><text:alphabetical-index-mark-start text:id="IMark43995336"/>--webdav-max-storage-size<text:alphabetical-index-mark-end text:id="IMark4399533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7665448"/>--webdav-write-pre-command<text:alphabetical-index-mark-end text:id="IMark976654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9326760"/>--webdav-write-post-command<text:alphabetical-index-mark-end text:id="IMark793267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59491816"/>--cd-device<text:alphabetical-index-mark-end text:id="IMark159491816"/>=&lt;device name&gt;, <text:alphabetical-index-mark-start text:id="IMark87632728"/>--dvd-device<text:alphabetical-index-mark-end text:id="IMark87632728"/>=&lt;device name&gt;, <text:alphabetical-index-mark-start text:id="IMark158297352"/>--bd-device<text:alphabetical-index-mark-end text:id="IMark158297352"/>=&lt;device name&gt;</text:p>
      <text:p text:style-name="Option_20_Start">Default device name for creating Cds/BDs/DVDs.</text:p>
      <text:p text:style-name="Option_20_title"><text:alphabetical-index-mark-start text:id="IMark90915256"/>--cd-request-volume-command<text:alphabetical-index-mark-end text:id="IMark90915256"/>=&lt;command&gt;, <text:alphabetical-index-mark-start text:id="IMark190670696"/>--dvd-request-volume-command<text:alphabetical-index-mark-end text:id="IMark190670696"/>=&lt;command&gt;, <text:alphabetical-index-mark-start text:id="IMark111407944"/>--bd-request-volume-command<text:alphabetical-index-mark-end text:id="IMark1114079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43995336"/>--cd-unload-volume-command<text:alphabetical-index-mark-end text:id="IMark43995336"/>=&lt;command&gt;, <text:alphabetical-index-mark-start text:id="IMark71011816"/>--dvd-unload-volume-command<text:alphabetical-index-mark-end text:id="IMark71011816"/>=&lt;command&gt;, <text:alphabetical-index-mark-start text:id="IMark168194712"/>--bd-unload-volume-command<text:alphabetical-index-mark-end text:id="IMark168194712"/>=&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126237032"/>--cd-load-volume-command<text:alphabetical-index-mark-end text:id="IMark126237032"/>=&lt;command&gt;, <text:alphabetical-index-mark-start text:id="IMark97665448"/>--dvd-load-volume-command<text:alphabetical-index-mark-end text:id="IMark97665448"/>=&lt;command&gt;, <text:alphabetical-index-mark-start text:id="IMark190670696"/>--bd-load-volume-command<text:alphabetical-index-mark-end text:id="IMark19067069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61987384"/>--cd-volume-size<text:alphabetical-index-mark-end text:id="IMark161987384"/>=<text:bookmark-start text:name="__DdeLink__5568_1180582065"/>&lt;n&gt;[G|M|K], <text:alphabetical-index-mark-start text:id="IMark80142920"/>--dvd-volume-size<text:alphabetical-index-mark-end text:id="IMark80142920"/>=&lt;n&gt;[G|M|K], <text:alphabetical-index-mark-start text:id="IMark71011816"/>--bd-volume-size<text:alphabetical-index-mark-end text:id="IMark710118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90670696"/>--cd-image-pre-command<text:alphabetical-index-mark-end text:id="IMark190670696"/>=&lt;command&gt;, <text:alphabetical-index-mark-start text:id="IMark126237032"/>--dvd-image-pre-command<text:alphabetical-index-mark-end text:id="IMark126237032"/>=&lt;command&gt;, <text:alphabetical-index-mark-start text:id="IMark90915256"/>--bd-image-pre-command<text:alphabetical-index-mark-end text:id="IMark9091525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0142920"/>--cd-image-post-command<text:alphabetical-index-mark-end text:id="IMark80142920"/>=&lt;command&gt;, <text:alphabetical-index-mark-start text:id="IMark71011816"/>--dvd-image-post-command<text:alphabetical-index-mark-end text:id="IMark71011816"/>=&lt;command&gt;, <text:alphabetical-index-mark-start text:id="IMark161987384"/>--bd-image-post-command<text:alphabetical-index-mark-end text:id="IMark1619873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3995336"/>--cd-image-command<text:alphabetical-index-mark-end text:id="IMark43995336"/>=&lt;command&gt;, <text:alphabetical-index-mark-start text:id="IMark159491816"/>--dvd-image-command<text:alphabetical-index-mark-end text:id="IMark159491816"/>=&lt;command&gt;, <text:alphabetical-index-mark-start text:id="IMark74226472"/>--bd-image-command<text:alphabetical-index-mark-end text:id="IMark7422647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111407944"/>--cd-ecc-pre-command<text:alphabetical-index-mark-end text:id="IMark111407944"/>=&lt;command&gt;, <text:alphabetical-index-mark-start text:id="IMark79326760"/>--dvd-ecc-pre-command<text:alphabetical-index-mark-end text:id="IMark79326760"/>=&lt;command&gt;, <text:alphabetical-index-mark-start text:id="IMark80381672"/>--bd-ecc-pre-command<text:alphabetical-index-mark-end text:id="IMark80381672"/>=&lt;command&gt;</text:p>
      <text:p text:style-name="Option_20_Start">Command to execute before error correction codes (ecc) are added to a CD/DVD/BD image.</text:p>
      <text:p text:style-name="Option_20_title"><text:alphabetical-index-mark-start text:id="IMark87632728"/>--cd-ecc-post-command<text:alphabetical-index-mark-end text:id="IMark87632728"/>=&lt;command&gt;, <text:alphabetical-index-mark-start text:id="IMark168194712"/>--dvd-ecc-post-command<text:alphabetical-index-mark-end text:id="IMark168194712"/>=&lt;command&gt;, <text:alphabetical-index-mark-start text:id="IMark159491816"/>--bd-ecc-post-command<text:alphabetical-index-mark-end text:id="IMark159491816"/>=&lt;command&gt;</text:p>
      <text:p text:style-name="Option_20_Start">Command to execute after error correction codes (ecc) are added to a CD/DVD/BD image.</text:p>
      <text:p text:style-name="Option_20_title"><text:alphabetical-index-mark-start text:id="IMark126237032"/>--cd-ecc-command<text:alphabetical-index-mark-end text:id="IMark126237032"/>=&lt;command&gt;, <text:alphabetical-index-mark-start text:id="IMark158297352"/>--dvd-ecc-command<text:alphabetical-index-mark-end text:id="IMark158297352"/>=&lt;command&gt;, <text:alphabetical-index-mark-start text:id="IMark190670696"/>--bd-ecc-command<text:alphabetical-index-mark-end text:id="IMark190670696"/>=&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80142920"/><text:span text:style-name="T62">--cd‑blank-command</text:span><text:alphabetical-index-mark-end text:id="IMark80142920"/><text:span text:style-name="T62">=&lt;command&gt;, </text:span><text:alphabetical-index-mark-start text:id="IMark161987384"/><text:span text:style-name="T62">--dvd-blank-command</text:span><text:alphabetical-index-mark-end text:id="IMark161987384"/><text:span text:style-name="T62">=&lt;command&gt;, </text:span><text:alphabetical-index-mark-start text:id="IMark168194712"/><text:span text:style-name="T62">--bd-blank-command</text:span><text:alphabetical-index-mark-end text:id="IMark168194712"/><text:span text:style-name="T62">=&lt;command&gt;</text:span></text:p>
      <text:p text:style-name="Option_20_Start">Command to blank a CD/DVD/BD medium before writing.</text:p>
      <text:p text:style-name="Option_20_title"><text:alphabetical-index-mark-start text:id="IMark126237032"/>--cd-write-pre-command<text:alphabetical-index-mark-end text:id="IMark126237032"/>=&lt;command&gt;, <text:alphabetical-index-mark-start text:id="IMark90915256"/>--dvd-write-pre-command<text:alphabetical-index-mark-end text:id="IMark90915256"/>=&lt;command&gt;, <text:alphabetical-index-mark-start text:id="IMark80381672"/>--bd-write-pre-command<text:alphabetical-index-mark-end text:id="IMark80381672"/>=&lt;command&gt;</text:p>
      <text:p text:style-name="Option_20_Start">Command to execute before CD/DVD/BD image is written.</text:p>
      <text:p text:style-name="Option_20_title"><text:alphabetical-index-mark-start text:id="IMark80142920"/>--cd-write-post-command<text:alphabetical-index-mark-end text:id="IMark80142920"/>=&lt;command&gt;, <text:alphabetical-index-mark-start text:id="IMark159491816"/>--dvd-write-post-command<text:alphabetical-index-mark-end text:id="IMark159491816"/>=&lt;command&gt;, <text:alphabetical-index-mark-start text:id="IMark161987384"/>--bd-write-post-command<text:alphabetical-index-mark-end text:id="IMark161987384"/>=&lt;command&gt;</text:p>
      <text:p text:style-name="Option_20_Start">Command to execute after CD/DVD/BD image is written.</text:p>
      <text:p text:style-name="Option_20_title"><text:alphabetical-index-mark-start text:id="IMark74226472"/>--cd-write-command<text:alphabetical-index-mark-end text:id="IMark74226472"/>=&lt;command&gt;, <text:alphabetical-index-mark-start text:id="IMark43995336"/>--dvd-write-command<text:alphabetical-index-mark-end text:id="IMark43995336"/>=&lt;command&gt;, <text:alphabetical-index-mark-start text:id="IMark97665448"/>--bd-write-command<text:alphabetical-index-mark-end text:id="IMark97665448"/>=&lt;command&gt;</text:p>
      <text:p text:style-name="Option_20_Start">Command to write on CD/DVD/BD.</text:p>
      <text:p text:style-name="Option_20_Start">Available macros: %device, %file, %image, %sectors, %number.</text:p>
      <text:p text:style-name="Option_20_title"><text:alphabetical-index-mark-start text:id="IMark79326760"/>--cd-write-image-command<text:alphabetical-index-mark-end text:id="IMark79326760"/>=&lt;command&gt;, <text:alphabetical-index-mark-start text:id="IMark111407944"/>--dvd-write-image-command<text:alphabetical-index-mark-end text:id="IMark111407944"/>=&lt;command&gt;, <text:alphabetical-index-mark-start text:id="IMark71011816"/>--bd-write-image-command<text:alphabetical-index-mark-end text:id="IMark7101181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7665448"/>--device<text:alphabetical-index-mark-end text:id="IMark97665448"/>=&lt;device name&gt;</text:p>
      <text:p text:style-name="Option_20_Start">Specify default device name.</text:p>
      <text:p text:style-name="Option_20_title"><text:alphabetical-index-mark-start text:id="IMark158297352"/>--device-request-volume-command<text:alphabetical-index-mark-end text:id="IMark158297352"/>=&lt;command&gt;</text:p>
      <text:p text:style-name="Option_20_Start">Command to request new volume for device.</text:p>
      <text:p text:style-name="Option_20_title"><text:alphabetical-index-mark-start text:id="IMark71011816"/>--device-load-volume-command<text:alphabetical-index-mark-end text:id="IMark71011816"/>=&lt;command&gt;</text:p>
      <text:p text:style-name="Option_20_Start">Command to load volume for device.</text:p>
      <text:p text:style-name="Option_20_title"><text:alphabetical-index-mark-start text:id="IMark168194712"/>--device-unload-volume-command<text:alphabetical-index-mark-end text:id="IMark168194712"/>=&lt;command&gt;</text:p>
      <text:p text:style-name="Option_20_Start">Command to unload volume from device.</text:p>
      <text:p text:style-name="Option_20_title"><text:alphabetical-index-mark-start text:id="IMark74226472"/>--device-volume-size<text:alphabetical-index-mark-end text:id="IMark74226472"/>=&lt;size&gt;</text:p>
      <text:p text:style-name="P70">Device volume size.<text:bookmark text:name="__DdeLink__5570_1180582065"/></text:p>
      <text:p text:style-name="Option_20_title"><text:alphabetical-index-mark-start text:id="IMark126237032"/>--device-image-pre-command<text:alphabetical-index-mark-end text:id="IMark12623703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159491816"/>--device-image-post-command<text:alphabetical-index-mark-end text:id="IMark15949181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7665448"/>--device-image-command<text:alphabetical-index-mark-end text:id="IMark97665448"/>=&lt;command&gt;</text:p>
      <text:p text:style-name="Option_20_Start">Command to create a device image.</text:p>
      <text:p text:style-name="Option_20_Start">Available macros: %device, %file, %image, %number.</text:p>
      <text:p text:style-name="Option_20_title"><text:alphabetical-index-mark-start text:id="IMark80381672"/>--device-ecc-pre-command<text:alphabetical-index-mark-end text:id="IMark803816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68194712"/>--device-ecc-post-command<text:alphabetical-index-mark-end text:id="IMark1681947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0915256"/>--device-ecc-command<text:alphabetical-index-mark-end text:id="IMark90915256"/>=&lt;command&gt;</text:p>
      <text:p text:style-name="Option_20_Start">Command to added error correction codes (ecc) to a device image.</text:p>
      <text:p text:style-name="Option_20_Start">Note: Still not implemented!</text:p>
      <text:p text:style-name="Option_20_title"><text:alphabetical-index-mark-start text:id="IMark79326760"/>--device-blank-command<text:alphabetical-index-mark-end text:id="IMark79326760"/>=&lt;command&gt;</text:p>
      <text:p text:style-name="Option_20_Start">Comamnd to blank a device medium before writing.</text:p>
      <text:p text:style-name="Option_20_title"><text:alphabetical-index-mark-start text:id="IMark80142920"/>--device-write-pre-command<text:alphabetical-index-mark-end text:id="IMark80142920"/>=&lt;command&gt;</text:p>
      <text:p text:style-name="Option_20_Start">Command to execute before device image is written.</text:p>
      <text:p text:style-name="Option_20_Start">Available macros: %device, %file, %image, %number.</text:p>
      <text:p text:style-name="Option_20_title"><text:alphabetical-index-mark-start text:id="IMark190670696"/>--device-write-post-command<text:alphabetical-index-mark-end text:id="IMark190670696"/>=&lt;command&gt;</text:p>
      <text:p text:style-name="Option_20_Start">Command to execute after device image is written.</text:p>
      <text:p text:style-name="Option_20_Start">Available macros: %device, %file, %image, %number.</text:p>
      <text:p text:style-name="Option_20_title"><text:alphabetical-index-mark-start text:id="IMark71011816"/>--device-write-command<text:alphabetical-index-mark-end text:id="IMark710118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4226472"/>--directory-strip<text:alphabetical-index-mark-end text:id="IMark74226472"/>=&lt;n&gt;, <text:alphabetical-index-mark-start text:id="IMark97665448"/>-p<text:alphabetical-index-mark-end text:id="IMark97665448"/>=&lt;n&gt;</text:p>
      <text:p text:style-name="Option_20_Start">Strip specified number of directory levels from file names of restored files.</text:p>
      <text:p text:style-name="Option_20_title"><text:alphabetical-index-mark-start text:id="IMark158297352"/>--destination<text:alphabetical-index-mark-end text:id="IMark158297352"/>=&lt;path&gt;</text:p>
      <text:p text:style-name="Option_20_Start">Restore files into specified path.</text:p>
      <text:p text:style-name="Option_20_title"><text:soft-page-break/><text:alphabetical-index-mark-start text:id="IMark71011816"/>--owner<text:alphabetical-index-mark-end text:id="IMark710118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43995336"/>--daemon<text:alphabetical-index-mark-end text:id="IMark43995336"/></text:p>
      <text:p text:style-name="Option_20_Start">Run <text:span text:style-name="Name">BAR</text:span> in daemon mode (as a server).</text:p>
      <text:p text:style-name="Option_20_title"><text:alphabetical-index-mark-start text:id="IMark126237032"/>--no-detach<text:alphabetical-index-mark-end text:id="IMark126237032"/>, <text:alphabetical-index-mark-start text:id="IMark190670696"/>-D<text:alphabetical-index-mark-end text:id="IMark190670696"/></text:p>
      <text:p text:style-name="Option_20_Start">Do not detach process when running in daemon mode.</text:p>
      <text:p text:style-name="Option_20_title"><text:alphabetical-index-mark-start text:id="IMark79326760"/>--server-port<text:alphabetical-index-mark-end text:id="IMark79326760"/>=&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87632728"/>--server-tls-port<text:alphabetical-index-mark-end text:id="IMark87632728"/>=&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126237032"/>--server-ca-file<text:alphabetical-index-mark-end text:id="IMark126237032"/>=&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9326760"/>--server-cert-file<text:alphabetical-index-mark-end text:id="IMark79326760"/>=&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87632728"/>--server-key-file<text:alphabetical-index-mark-end text:id="IMark87632728"/>=&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90915256"/>--server-password<text:alphabetical-index-mark-end text:id="IMark909152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61987384"/>--server-jobs-directory<text:alphabetical-index-mark-end text:id="IMark161987384"/>=&lt;path name&gt;</text:p>
      <text:p text:style-name="Option_20_Start">Specify server jobs directory. Default is: <text:span text:style-name="Filename"><text:span text:style-name="T11">/etc/bar/jobs</text:span></text:span>.</text:p>
      <text:p text:style-name="Option_20_title"><text:alphabetical-index-mark-start text:id="IMark97665448"/>--nice-level<text:alphabetical-index-mark-end text:id="IMark97665448"/>=&lt;n&gt;</text:p>
      <text:p text:style-name="Option_20_Start">Specify the nice-level the server should run. On Linux the nice level may be 0 (not nice) to 19 (very nice).</text:p>
      <text:p text:style-name="Option_20_title"><text:soft-page-break/><text:alphabetical-index-mark-start text:id="IMark126237032"/>--max-band-width<text:alphabetical-index-mark-end text:id="IMark12623703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56530226768196948" text:style-name="L9">
        <text:list-item>
          <text:p text:style-name="P115"><text:bookmark-start text:name="__DdeLink__7433_664228686"/>year: four digit year</text:p>
        </text:list-item>
        <text:list-item>
          <text:p text:style-name="P115">month: 1..12 or names Jan, Feb, Mar, Apr, May, Jun, Jul, Aug, Sept, Oct, Nov, Dec</text:p>
        </text:list-item>
        <text:list-item>
          <text:p text:style-name="P115">day: 1..31</text:p>
        </text:list-item>
        <text:list-item>
          <text:p text:style-name="P115">week day names: Mon, Tue, Wed, Thu, Fri, Sat, Sun</text:p>
        </text:list-item>
        <text:list-item>
          <text:p text:style-name="P115">hour: 00..23</text:p>
        </text:list-item>
        <text:list-item>
          <text:p text:style-name="P1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68194712"/>--remote-bar-executable<text:alphabetical-index-mark-end text:id="IMark16819471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111407944"/>--index-database<text:alphabetical-index-mark-end text:id="IMark111407944"/>=&lt;file name&gt;</text:p>
      <text:p text:style-name="Option_20_Start">Specify the file name of the internal index database. Default is: <text:span text:style-name="Filename">/var/lib/bar/index.db</text:span>.</text:p>
      <text:p text:style-name="Option_20_title"><text:alphabetical-index-mark-start text:id="IMark71011816"/>--index-database-auto-update<text:alphabetical-index-mark-end text:id="IMark71011816"/></text:p>
      <text:p text:style-name="Option_20_Start">Enable automatically update index database with archives found on the file system or some remote server.</text:p>
      <text:p text:style-name="Option_20_title"><text:alphabetical-index-mark-start text:id="IMark161987384"/>--index-database-max-band-width<text:alphabetical-index-mark-end text:id="IMark16198738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2700679909927" text:continue-list="list12270145498223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59491816"/>--index-database-keep-time<text:alphabetical-index-mark-end text:id="IMark15949181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90670696"/>--no-index-database<text:alphabetical-index-mark-end text:id="IMark190670696"/></text:p>
      <text:p text:style-name="Option_20_Start">Do not store index database for created archives.</text:p>
      <text:h text:style-name="P98" text:outline-level="3"><text:bookmark-start text:name="__RefHeading__10437_873480820"/><text:span text:style-name="T24">Continuous</text:span> database<text:bookmark-end text:name="__RefHeading__10437_873480820"/></text:h>
      <text:p text:style-name="Option_20_title"><text:alphabetical-index-mark-start text:id="IMark98144392"/>--<text:span text:style-name="T24">continuous-database</text:span><text:alphabetical-index-mark-end text:id="IMark98144392"/><text:span text:style-name="T24">=&lt;file name&gt;</text:span></text:p>
      <text:p text:style-name="P70">Specify the file name of the internal <text:span text:style-name="T24">continuous</text:span> database. Default is <text:span text:style-name="T24">empty to keep the database file in memory only.</text:span></text:p>
      <text:p text:style-name="P54">--<text:span text:style-name="T24">continuous-max-size=&lt;size&gt;</text:span></text:p>
      <text:p text:style-name="P55">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26237032"/>--log<text:alphabetical-index-mark-end text:id="IMark12623703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11407944"/>--log-file<text:alphabetical-index-mark-end text:id="IMark11140794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1011816"/>--log-post-command<text:alphabetical-index-mark-end text:id="IMark710118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7665448"/>--config<text:alphabetical-index-mark-end text:id="IMark97665448"/>=&lt;file name&gt;</text:p>
      <text:p text:style-name="Option_20_Start">Read configuration from the specified file.</text:p>
      <text:p text:style-name="Option_20_title"><text:alphabetical-index-mark-start text:id="IMark80381672"/>--tmp-directory<text:alphabetical-index-mark-end text:id="IMark80381672"/>=&lt;path&gt;</text:p>
      <text:p text:style-name="Option_20_Start">Use the specified directory for temporary files.</text:p>
      <text:p text:style-name="Option_20_title"><text:alphabetical-index-mark-start text:id="IMark80142920"/>--max-tmp-size<text:alphabetical-index-mark-end text:id="IMark80142920"/>=&lt;size&gt;</text:p>
      <text:p text:style-name="P70">Use max. specified size for temporary files. If the space is occupied pause creating new <text:span text:style-name="T82">storage </text:span>files.</text:p>
      <text:p text:style-name="Option_20_note">Note: only temporary storage files are taken into account!</text:p>
      <text:p text:style-name="Option_20_title"><text:alphabetical-index-mark-start text:id="IMark168194712"/>--directory<text:alphabetical-index-mark-end text:id="IMark168194712"/>=&lt;path&gt;, <text:alphabetical-index-mark-start text:id="IMark87632728"/>-C<text:alphabetical-index-mark-end text:id="IMark87632728"/>=&lt;path&gt;</text:p>
      <text:p text:style-name="Option_20_Start">Change to directory.</text:p>
      <text:p text:style-name="Option_20_title"><text:soft-page-break/><text:alphabetical-index-mark-start text:id="IMark111407944"/>--pid-file<text:alphabetical-index-mark-end text:id="IMark1114079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59491816"/>--<text:span text:style-name="T78">pairing-master-file</text:span><text:alphabetical-index-mark-end text:id="IMark159491816"/><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97665448"/>--group<text:alphabetical-index-mark-end text:id="IMark97665448"/>, <text:alphabetical-index-mark-start text:id="IMark90915256"/>-g<text:alphabetical-index-mark-end text:id="IMark90915256"/></text:p>
      <text:p text:style-name="Option_20_Start">Group files when listing archive content. </text:p>
      <text:p text:style-name="Option_20_title"><text:alphabetical-index-mark-start text:id="IMark98144392"/>--all<text:alphabetical-index-mark-end text:id="IMark98144392"/></text:p>
      <text:p text:style-name="Option_20_Start">Show all files, not only the newest version of a file when listing archive content.</text:p>
      <text:p text:style-name="Option_20_title"><text:alphabetical-index-mark-start text:id="IMark80142920"/>--long-format<text:alphabetical-index-mark-end text:id="IMark80142920"/>, <text:alphabetical-index-mark-start text:id="IMark71011816"/>-L<text:alphabetical-index-mark-end text:id="IMark71011816"/></text:p>
      <text:p text:style-name="Option_20_Start">Use long output format when listing archive content.</text:p>
      <text:p text:style-name="Option_20_title"><text:alphabetical-index-mark-start text:id="IMark43995336"/>--human-format<text:alphabetical-index-mark-end text:id="IMark43995336"/>, <text:alphabetical-index-mark-start text:id="IMark161987384"/>-H<text:alphabetical-index-mark-end text:id="IMark161987384"/></text:p>
      <text:p text:style-name="Option_20_Start">Print sizes in human readable format (number and unit) instead of bytes.</text:p>
      <text:p text:style-name="Option_20_title"><text:alphabetical-index-mark-start text:id="IMark97665448"/>--numeric-uid-gid<text:alphabetical-index-mark-end text:id="IMark97665448"/></text:p>
      <text:p text:style-name="Option_20_Start">Print user/group ids as numbers instead resolved names.</text:p>
      <text:p text:style-name="Option_20_title"><text:alphabetical-index-mark-start text:id="IMark79326760"/>--numeric-permission<text:alphabetical-index-mark-end text:id="IMark79326760"/></text:p>
      <text:p text:style-name="Option_20_Start">Print file/directory permissions as octal numbers instead of permission text flags.</text:p>
      <text:p text:style-name="Option_20_title"><text:alphabetical-index-mark-start text:id="IMark80142920"/>--no-header-footer<text:alphabetical-index-mark-end text:id="IMark80142920"/></text:p>
      <text:p text:style-name="Option_20_Start">Suppress output of header/footer when listing archive content.</text:p>
      <text:p text:style-name="Option_20_title"><text:alphabetical-index-mark-start text:id="IMark43995336"/>--delete-old-archive-files<text:alphabetical-index-mark-end text:id="IMark43995336"/></text:p>
      <text:p text:style-name="Option_20_Start">Delete all old archive files after creating new archive files.</text:p>
      <text:p text:style-name="Option_20_title"><text:alphabetical-index-mark-start text:id="IMark87632728"/>--ignore-no-backup-file<text:alphabetical-index-mark-end text:id="IMark87632728"/></text:p>
      <text:p text:style-name="Option_20_Start">Ignore <text:span text:style-name="Filename">.nobackup</text:span>/<text:span text:style-name="Filename">.NOBACKUP</text:span> file and store directories containing this file, too.</text:p>
      <text:p text:style-name="Option_20_title"><text:alphabetical-index-mark-start text:id="IMark111407944"/>--ignore-no-dump<text:alphabetical-index-mark-end text:id="IMark1114079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59491816"/>--skip-unreadable <text:alphabetical-index-mark-end text:id="IMark159491816"/></text:p>
      <text:p text:style-name="Option_20_Start">Skip unreadable files instead of reporting an error.</text:p>
      <text:p text:style-name="Option_20_title"><text:alphabetical-index-mark-start text:id="IMark168194712"/>--force-delta-compression<text:alphabetical-index-mark-end text:id="IMark168194712"/></text:p>
      <text:p text:style-name="Option_20_Start">Enable forced delta compression. If no delta compression can be used an error is reported instead of a warning only.</text:p>
      <text:p text:style-name="Option_20_title"><text:soft-page-break/><text:alphabetical-index-mark-start text:id="IMark190670696"/>--raw-images<text:alphabetical-index-mark-end text:id="IMark19067069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26237032"/>--no-fragments-check<text:alphabetical-index-mark-end text:id="IMark126237032"/></text:p>
      <text:p text:style-name="Option_20_Start">Do not check if a fragmented file is complete.</text:p>
      <text:p text:style-name="Option_20_title"><text:alphabetical-index-mark-start text:id="IMark159491816"/>--archive-file-mode<text:alphabetical-index-mark-end text:id="IMark1594918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111407944"/>--overwrite-archive-files<text:alphabetical-index-mark-end text:id="IMark111407944"/>, <text:alphabetical-index-mark-start text:id="IMark98144392"/>-o<text:alphabetical-index-mark-end text:id="IMark98144392"/></text:p>
      <text:p text:style-name="P74">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1011816"/>--overwrite-files<text:alphabetical-index-mark-end text:id="IMark71011816"/></text:p>
      <text:p text:style-name="Option_20_Start">Overwrite existing files when restoring files instead of reporting an error.</text:p>
      <text:p text:style-name="Option_20_title"><text:alphabetical-index-mark-start text:id="IMark101212264"/>--wait-first-volume<text:alphabetical-index-mark-end text:id="IMark1012122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90670696"/>--dry-run<text:alphabetical-index-mark-end text:id="IMark1906706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9326760"/>--no-storage<text:alphabetical-index-mark-end text:id="IMark793267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26237032"/>--no-bar-on-medium<text:alphabetical-index-mark-end text:id="IMark1262370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159491816"/>--<text:span text:style-name="T70">no-stop-on-error</text:span><text:alphabetical-index-mark-end text:id="IMark159491816"/></text:p>
      <text:p text:style-name="Option_20_Start">Do not store operation when an error occurre. Try to continue with remaining store/restore.</text:p>
      <text:p text:style-name="Option_20_title"><text:alphabetical-index-mark-start text:id="IMark90915256"/>--no-default-config<text:alphabetical-index-mark-end text:id="IMark90915256"/></text:p>
      <text:p text:style-name="Option_20_Start">Do not read personal configuration file <text:span text:style-name="Filename"><text:span text:style-name="T11">~/.bar/bar.cfg</text:span></text:span><text:span text:style-name="T1">.</text:span></text:p>
      <text:p text:style-name="Option_20_title"><text:alphabetical-index-mark-start text:id="IMark80142920"/><text:span text:style-name="T1">--volume-size</text:span><text:alphabetical-index-mark-end text:id="IMark8014292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61987384"/>--ecc<text:alphabetical-index-mark-end text:id="IMark161987384"/></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87632728"/>--always-create-image<text:alphabetical-index-mark-end text:id="IMark87632728"/></text:p>
      <text:p text:style-name="Option_20_Start">Enable always generate an image file for CDs/DVDs/BDs or devices. Usually image files are only generated when error correction codes should be added.</text:p>
      <text:p text:style-name="P41"><text:alphabetical-index-mark-start text:id="IMark111407944"/>--blank<text:alphabetical-index-mark-end text:id="IMark111407944"/></text:p>
      <text:p text:style-name="Option_20_Start">Blank CD/DVD/BD medium before writing.</text:p>
      <text:p text:style-name="Option_20_title"><text:alphabetical-index-mark-start text:id="IMark80381672"/><text:alphabetical-index-mark-start text:id="IMark101195208"/>--quiet<text:alphabetical-index-mark-end text:id="IMark101195208"/><text:alphabetical-index-mark-end text:id="IMark80381672"/></text:p>
      <text:p text:style-name="Option_20_Start">Be quiet and suppress any output.</text:p>
      <text:p text:style-name="Option_20_title"><text:alphabetical-index-mark-start text:id="IMark168194712"/>--verbose<text:alphabetical-index-mark-end text:id="IMark16819471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7">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97665448"/>--version<text:alphabetical-index-mark-end text:id="IMark97665448"/></text:p>
      <text:p text:style-name="Option_20_Start">Output version of <text:span text:style-name="Name">BAR</text:span>.</text:p>
      <text:p text:style-name="Option_20_title"><text:alphabetical-index-mark-start text:id="IMark80381672"/>--help<text:alphabetical-index-mark-end text:id="IMark80381672"/>, <text:alphabetical-index-mark-start text:id="IMark79326760"/>-h<text:alphabetical-index-mark-end text:id="IMark79326760"/></text:p>
      <text:p text:style-name="Option_20_Start">Output help to options.</text:p>
      <text:p text:style-name="Option_20_title"><text:alphabetical-index-mark-start text:id="IMark168194712"/>--xhelp<text:alphabetical-index-mark-end text:id="IMark168194712"/></text:p>
      <text:p text:style-name="Option_20_Start">Output help to extended options.</text:p>
      <text:p text:style-name="Option_20_title"><text:soft-page-break/><text:alphabetical-index-mark-start text:id="IMark87632728"/>--help-internal<text:alphabetical-index-mark-end text:id="IMark8763272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01212264"/>archive-name<text:alphabetical-index-mark-end text:id="IMark101212264"/>=&lt;name&gt;</text:p>
      <text:p text:style-name="Option_20_Start">Specify the archive name. Usually this configuration entry is only found in job files.</text:p>
      <text:p text:style-name="Option_20_title"><text:alphabetical-index-mark-start text:id="IMark90915256"/>archive-type<text:alphabetical-index-mark-end text:id="IMark90915256"/>=normal|full|incremental|differential</text:p>
      <text:p text:style-name="Option_20_Start">Specify the archive type to create. Usually this configuration entry is only found in job files.</text:p>
      <text:p text:style-name="Option_20_title"><text:alphabetical-index-mark-start text:id="IMark101195208"/>crypt-password-mode<text:alphabetical-index-mark-end text:id="IMark101195208"/>=default|ask|config</text:p>
      <text:p text:style-name="Option_20_Start">Specify the password mode. Usually this configuration entry is only found in job files.</text:p>
      <text:p text:style-name="Option_20_title"><text:alphabetical-index-mark-start text:id="IMark161987384"/>include-file<text:alphabetical-index-mark-end text:id="IMark161987384"/>=&lt;pattern&gt;</text:p>
      <text:p text:style-name="Option_20_Start">Include matching entries into the created archive.</text:p>
      <text:p text:style-name="Option_20_title"><text:bookmark-start text:name="__DdeLink__12524_1674148630"/><text:alphabetical-index-mark-start text:id="IMark71011816"/>include-file-command<text:alphabetical-index-mark-end text:id="IMark71011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97665448"/>include-image<text:alphabetical-index-mark-end text:id="IMark97665448"/>=&lt;pattern&gt;</text:p>
      <text:p text:style-name="Option_20_Start">Include matching devices as disk images into the created archive.</text:p>
      <text:p text:style-name="Option_20_title"><text:alphabetical-index-mark-start text:id="IMark80142920"/>include-image-command<text:alphabetical-index-mark-end text:id="IMark8014292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26237032"/>exclude<text:alphabetical-index-mark-end text:id="IMark12623703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90670696"/>exclude-command<text:alphabetical-index-mark-end text:id="IMark1906706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8</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8</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9</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0</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2</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22700507804232" text:continue-list="list3456530226768196948" text:style-name="L9">
        <text:list-item>
          <text:p text:style-name="P91">month names: Jan, Feb, Mar, Apr, May, Jun, Jul, Aug, Sept, Oct, Nov, Dec</text:p>
        </text:list-item>
        <text:list-item>
          <text:p text:style-name="P9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8">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159491816"/><text:alphabetical-index-mark-start text:id="IMark111407944"/>--port<text:alphabetical-index-mark-end text:id="IMark111407944"/><text:alphabetical-index-mark-end text:id="IMark159491816"/>=&lt;n&gt;, <text:alphabetical-index-mark-start text:id="IMark90915256"/><text:alphabetical-index-mark-start text:id="IMark101212264"/>-p<text:alphabetical-index-mark-end text:id="IMark101212264"/><text:alphabetical-index-mark-end text:id="IMark90915256"/>=&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80381672"/><text:alphabetical-index-mark-start text:id="IMark80142920"/>--tls-port<text:alphabetical-index-mark-end text:id="IMark80142920"/><text:alphabetical-index-mark-end text:id="IMark80381672"/>=&lt;n&gt;</text:p>
      <text:p text:style-name="Option_20_Start">TLS server port. Default is: 38524.</text:p>
      <text:p text:style-name="Option_20_title"><text:alphabetical-index-mark-start text:id="IMark97665448"/>--password<text:alphabetical-index-mark-end text:id="IMark976654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26237032"/>--login-dialog<text:alphabetical-index-mark-end text:id="IMark126237032"/></text:p>
      <text:p text:style-name="Option_20_Start">Force to open the login dialog.</text:p>
      <text:p text:style-name="Option_20_title"><text:alphabetical-index-mark-start text:id="IMark111407944"/><text:alphabetical-index-mark-start text:id="IMark43995336"/>--key-file<text:alphabetical-index-mark-end text:id="IMark43995336"/><text:alphabetical-index-mark-end text:id="IMark11140794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2354360"/><text:span text:style-name="Filename"><text:span text:style-name="T5">--</text:span></text:span><text:span text:style-name="Filename"><text:span text:style-name="T10">force-ssl</text:span></text:span><text:alphabetical-index-mark-end text:id="IMark72354360"/></text:p>
      <text:p text:style-name="Option_20_Start"><text:span text:style-name="Filename"><text:span text:style-name="T66">Force SSL connection</text:span></text:span></text:p>
      <text:p text:style-name="Option_20_title"><text:alphabetical-index-mark-start text:id="IMark71011816"/>--select-job<text:alphabetical-index-mark-end text:id="IMark71011816"/>=&lt;name&gt;</text:p>
      <text:p text:style-name="Option_20_Start">Select a job in the status tab.</text:p>
      <text:p text:style-name="Option_20_title"><text:alphabetical-index-mark-start text:id="IMark159491816"/><text:alphabetical-index-mark-start text:id="IMark90915256"/>--job<text:alphabetical-index-mark-end text:id="IMark90915256"/><text:alphabetical-index-mark-end text:id="IMark159491816"/>=&lt;name&gt;, <text:alphabetical-index-mark-start text:id="IMark43995336"/><text:alphabetical-index-mark-start text:id="IMark111407944"/>-j<text:alphabetical-index-mark-end text:id="IMark111407944"/><text:alphabetical-index-mark-end text:id="IMark43995336"/>=&lt;name&gt;</text:p>
      <text:p text:style-name="P71">Start execution of job &lt;name&gt; and terminate <text:span text:style-name="Command"><text:span text:style-name="T26">BARC</text:span></text:span><text:span text:style-name="Command">ontrol</text:span>.</text:p>
      <text:p text:style-name="Option_20_title"><text:alphabetical-index-mark-start text:id="IMark101195208"/>--archive-type<text:alphabetical-index-mark-end text:id="IMark101195208"/>=&lt;mode&gt;</text:p>
      <text:p text:style-name="Option_20_Start">Set job mode: normal, full, incremental, differential. Default is: normal.</text:p>
      <text:p text:style-name="Option_20_title"><text:alphabetical-index-mark-start text:id="IMark98144392"/><text:alphabetical-index-mark-start text:id="IMark71011816"/>--abort<text:alphabetical-index-mark-end text:id="IMark71011816"/><text:alphabetical-index-mark-end text:id="IMark98144392"/>=&lt;name&gt;</text:p>
      <text:p text:style-name="P71">Abort execution of job &lt;name&gt; and terminate <text:span text:style-name="Command"><text:span text:style-name="T26">BARC</text:span></text:span><text:span text:style-name="Command">ontrol</text:span>.</text:p>
      <text:p text:style-name="Option_20_title"><text:alphabetical-index-mark-start text:id="IMark159491816"/>--pause<text:alphabetical-index-mark-end text:id="IMark159491816"/>=&lt;n&gt;, <text:alphabetical-index-mark-start text:id="IMark90915256"/>-t<text:alphabetical-index-mark-end text:id="IMark90915256"/>=&lt;n&gt;</text:p>
      <text:p text:style-name="P71">Pause job execution for &lt;n&gt; seconds and terminate <text:span text:style-name="Command"><text:span text:style-name="T26">BARC</text:span></text:span><text:span text:style-name="Command">ontrol</text:span>.</text:p>
      <text:p text:style-name="Option_20_title"><text:alphabetical-index-mark-start text:id="IMark79326760"/>--ping<text:alphabetical-index-mark-end text:id="IMark79326760"/>, <text:alphabetical-index-mark-start text:id="IMark101195208"/>-i<text:alphabetical-index-mark-end text:id="IMark101195208"/></text:p>
      <text:p text:style-name="P71">Check connection to server and terminate <text:span text:style-name="Command"><text:span text:style-name="T26">BARC</text:span></text:span><text:span text:style-name="Command">ontrol</text:span>.</text:p>
      <text:p text:style-name="Option_20_title"><text:alphabetical-index-mark-start text:id="IMark101212264"/>--suspend<text:alphabetical-index-mark-end text:id="IMark101212264"/>, <text:alphabetical-index-mark-start text:id="IMark126237032"/>-s<text:alphabetical-index-mark-end text:id="IMark126237032"/></text:p>
      <text:p text:style-name="P71">Suspend job execution and terminate <text:span text:style-name="Command"><text:span text:style-name="T26">BARC</text:span></text:span><text:span text:style-name="Command">ontrol</text:span>.</text:p>
      <text:p text:style-name="Option_20_title"><text:alphabetical-index-mark-start text:id="IMark168194712"/>--continue<text:alphabetical-index-mark-end text:id="IMark168194712"/>, <text:alphabetical-index-mark-start text:id="IMark80142920"/>-c<text:alphabetical-index-mark-end text:id="IMark80142920"/></text:p>
      <text:p text:style-name="P71">Continue job execution and terminate <text:span text:style-name="Command"><text:span text:style-name="T26">BARC</text:span></text:span><text:span text:style-name="Command">ontrol</text:span>.</text:p>
      <text:p text:style-name="Option_20_title"><text:alphabetical-index-mark-start text:id="IMark98144392"/>--list<text:alphabetical-index-mark-end text:id="IMark98144392"/>, <text:alphabetical-index-mark-start text:id="IMark71011816"/>-l<text:alphabetical-index-mark-end text:id="IMark71011816"/></text:p>
      <text:p text:style-name="P71">List jobs and terminate <text:span text:style-name="Command"><text:span text:style-name="T26">BARC</text:span></text:span><text:span text:style-name="Command">ontrol</text:span>.</text:p>
      <text:p text:style-name="P40"><text:alphabetical-index-mark-start text:id="IMark111407944"/>--index-database-add<text:alphabetical-index-mark-end text:id="IMark111407944"/>=<text:span text:style-name="T27">&lt;pattern&gt;</text:span></text:p>
      <text:p text:style-name="P72">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0"><text:soft-page-break/><text:alphabetical-index-mark-start text:id="IMark97665448"/>--index-database-remove<text:alphabetical-index-mark-end text:id="IMark97665448"/>=<text:span text:style-name="T27">&lt;pattern&gt;</text:span></text:p>
      <text:p text:style-name="P72">Remove storage archive from <text:span text:style-name="T27">the </text:span>index database and terminate <text:span text:style-name="Command"><text:span text:style-name="T26">BARC</text:span></text:span><text:span text:style-name="Command">ontrol</text:span>.</text:p>
      <text:p text:style-name="P40"><text:alphabetical-index-mark-start text:id="IMark43995336"/>--<text:span text:style-name="T27">index-database-refresh</text:span><text:alphabetical-index-mark-end text:id="IMark43995336"/><text:span text:style-name="T27">=&lt;pattern&gt;</text:span></text:p>
      <text:p text:style-name="P73">Refresh storage archives in the index database and terminate <text:span text:style-name="Command"><text:span text:style-name="T26">BARC</text:span></text:span><text:span text:style-name="Command">ontrol</text:span>.</text:p>
      <text:p text:style-name="P40"><text:alphabetical-index-mark-start text:id="IMark97665448"/>--<text:span text:style-name="T66">index-database-entities-list</text:span><text:alphabetical-index-mark-end text:id="IMark97665448"/><text:span text:style-name="T66">=&lt;name&gt;, </text:span><text:alphabetical-index-mark-start text:id="IMark98144392"/><text:span text:style-name="T66">-n</text:span><text:alphabetical-index-mark-end text:id="IMark98144392"/><text:span text:style-name="T66">=&lt;name&gt;</text:span></text:p>
      <text:p text:style-name="P75">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87632728"/>--index-database-storage<text:span text:style-name="T66">s</text:span>-list<text:alphabetical-index-mark-end text:id="IMark87632728"/>=&lt;<text:span text:style-name="T27">name</text:span>&gt;, <text:alphabetical-index-mark-start text:id="IMark90915256"/>-<text:span text:style-name="T27">a</text:span><text:alphabetical-index-mark-end text:id="IMark90915256"/><text:span text:style-name="T27">=&lt;names&gt;</text:span></text:p>
      <text:p text:style-name="P72">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71011816"/>--index-database-entries-list<text:alphabetical-index-mark-end text:id="IMark71011816"/>=&lt;pattern&gt;, <text:alphabetical-index-mark-start text:id="IMark159491816"/>-<text:span text:style-name="T27">e</text:span><text:alphabetical-index-mark-end text:id="IMark159491816"/><text:span text:style-name="T27">=&lt;name&gt;</text:span></text:p>
      <text:p text:style-name="P72">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101195208"/>--restore<text:alphabetical-index-mark-end text:id="IMark101195208"/>=&lt;name&gt;</text:p>
      <text:p text:style-name="Option_20_Start">Restore storage with name &lt;name&gt;</text:p>
      <text:p text:style-name="Option_20_title"><text:alphabetical-index-mark-start text:id="IMark161987384"/>--destination<text:alphabetical-index-mark-end text:id="IMark161987384"/>=&lt;directory&gt;</text:p>
      <text:p text:style-name="Option_20_Start">Selected destination directory for restore.</text:p>
      <text:p text:style-name="Option_20_title"><text:alphabetical-index-mark-start text:id="IMark101212264"/>--overwrite-entries<text:alphabetical-index-mark-end text:id="IMark101212264"/></text:p>
      <text:p text:style-name="Option_20_Start">Enable overwrite existing entries on restore.</text:p>
      <text:p text:style-name="Option_20_title"><text:alphabetical-index-mark-start text:id="IMark90915256"/>--version<text:alphabetical-index-mark-end text:id="IMark90915256"/></text:p>
      <text:p text:style-name="P71">Output version of <text:span text:style-name="Command"><text:span text:style-name="T26">BARC</text:span></text:span><text:span text:style-name="Command">ontrol</text:span>.</text:p>
      <text:p text:style-name="Option_20_title"><text:alphabetical-index-mark-start text:id="IMark98144392"/>--help<text:alphabetical-index-mark-end text:id="IMark98144392"/>, <text:alphabetical-index-mark-start text:id="IMark126237032"/>-h<text:alphabetical-index-mark-end text:id="IMark12623703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8"><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01195208"/>pause-create<text:alphabetical-index-mark-end text:id="IMark101195208"/>=yes|no</text:p>
      <text:p text:style-name="Configuration">Pause creating new archive files when pause-button is pressed.</text:p>
      <text:p text:style-name="Configuration_20_title"><text:alphabetical-index-mark-start text:id="IMark161987384"/>pause-storage<text:alphabetical-index-mark-end text:id="IMark161987384"/>=yes|no</text:p>
      <text:p text:style-name="Configuration">Pause storage of archive files when pause-button is pressed.</text:p>
      <text:p text:style-name="Configuration_20_title"><text:alphabetical-index-mark-start text:id="IMark101212264"/>pause-restore<text:alphabetical-index-mark-end text:id="IMark101212264"/>=yes|no</text:p>
      <text:p text:style-name="Configuration">Pause restoring archive files when pause-button is pressed.</text:p>
      <text:p text:style-name="Configuration_20_title"><text:alphabetical-index-mark-start text:id="IMark79326760"/>pause-index-database-update<text:alphabetical-index-mark-end text:id="IMark79326760"/>=yes|no</text:p>
      <text:p text:style-name="Configuration">Pause automatic update index database when pause-button is pressed.</text:p>
      <text:p text:style-name="Configuration_20_title"><text:soft-page-break/><text:alphabetical-index-mark-start text:id="IMark98144392"/>server<text:alphabetical-index-mark-end text:id="IMark98144392"/>=&lt;name&gt;</text:p>
      <text:p text:style-name="Configuration">Name of computer running a <text:span text:style-name="Name">BAR</text:span> server daemon.</text:p>
      <text:p text:style-name="Configuration_20_title"><text:alphabetical-index-mark-start text:id="IMark43995336"/>server-password<text:alphabetical-index-mark-end text:id="IMark43995336"/>=&lt;password&gt;</text:p>
      <text:p text:style-name="Configuration"><text:span text:style-name="Name">BAR</text:span> server daemon password.</text:p>
      <text:p text:style-name="Configuration_20_title"><text:alphabetical-index-mark-start text:id="IMark168194712"/>server-port<text:alphabetical-index-mark-end text:id="IMark168194712"/>=&lt;n&gt;</text:p>
      <text:p text:style-name="Configuration"><text:span text:style-name="Name">BAR</text:span> server port number for plain network connections.</text:p>
      <text:p text:style-name="Configuration_20_title"><text:alphabetical-index-mark-start text:id="IMark80142920"/>server-tls-port<text:alphabetical-index-mark-end text:id="IMark8014292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2354360"/><text:span text:style-name="T1">chunks</text:span><text:alphabetical-index-mark-end text:id="IMark7235436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4361798127539515781" text:style-name="L10">
        <text:list-item>
          <text:p text:style-name="P132">id (4 characters)</text:p>
        </text:list-item>
      </text:list>
      <text:list xml:id="list122702372012954" text:continue-list="list122700679909927" text:style-name="List_20_1">
        <text:list-item>
          <text:p text:style-name="List_20_1">size (uint64)</text:p>
        </text:list-item>
      </text:list>
      <text:list xml:id="list122702428307190" text:continue-list="list4361798127539515781" text:style-name="L10">
        <text:list-item>
          <text:p text:style-name="P12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79"><text:s text:c="2"/><text:span text:style-name="T77">zstd</text:span> compression <text:s/>: yes (1.<text:span text:style-name="T77">3</text:span>.<text:span text:style-name="T77">2</text:span>)</text:p>
      <text:p text:style-name="P79"><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6073398249131425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270097014768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2701211444014" text:continue-list="list12270126091276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2700901475217"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122701634103722"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2270081604338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22702521707034"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270262927575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2701249497940"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270103282657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270129367320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2270250747701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2270078502748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2270248017446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8</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22701322887703"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8</text:bookmark-ref>) or place some # into the archive file name where you want to have the generated part number.</text:p>
      <text:list xml:id="list12270177710568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270238136302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270175556459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2702067496665"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270145482394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270159575733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270086076152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2270238161342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270108743894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2702327571034"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2701254248371"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270208384515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2701397319303"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2701565708799" text:continue-numbering="true" text:style-name="Numbering_20_5">
        <text:list-item>
          <text:p text:style-name="Question"><text:soft-page-break/>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270216637669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22701148062898"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270137225663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270259001186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270181182868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2701725561949" text:continue-numbering="true" text:style-name="Numbering_20_5">
        <text:list-item>
          <text:p text:style-name="Question"><text:soft-page-break/><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2270152744858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2270207892249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270155003887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2701459187066" text:continue-numbering="true" text:style-name="Numbering_20_5">
        <text:list-item>
          <text:p text:style-name="P135">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122700629216013" text:continue-numbering="true" text:style-name="Numbering_20_5">
        <text:list-item>
          <text:p text:style-name="P136">How can I use BAR on computer with tightly limited resources? I always get the error insufficient disk space when BAR try to create archives.</text:p>
        </text:list-item>
      </text:list>
      <text:p text:style-name="P138"><text:span text:style-name="T83">If you want to run BAR on a computer with tightly limited resources, e. g. a Live Linux system where no harddisk for creating the temporary files is available you can instruct BAR to use a RAM disk for the temporary files and limit the used temporary space.</text:span></text:p>
      <text:p text:style-name="P138"><text:span text:style-name="T83">C</text:span>reate a RAM disk, e. g.:</text:p>
      <text:p text:style-name="Answer_20_Command"><text:soft-page-break/><text:s/><text:span text:style-name="Command">mount -t tmpfs -o size=2G none /media/ramdisk</text:span></text:p>
      <text:p text:style-name="P138"><text:span text:style-name="T83">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67183906809341506" text:style-name="L11">
        <text:list-item>
          <text:p text:style-name="P133">version number of <text:span text:style-name="Name">BAR</text:span></text:p>
        </text:list-item>
      </text:list>
      <text:list xml:id="list122702032043697" text:continue-list="list12270237201295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2702200565928" text:continue-list="list2267183906809341506" text:style-name="L11">
        <text:list-item>
          <text:p text:style-name="P12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22702586306883" text:continue-list="list12270203204369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22702265080151"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8"><text:soft-page-break/><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22701985322943"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bort<text:tab/>65</text:p>
          <text:p text:style-name="P87">--all<text:tab/>56</text:p>
          <text:p text:style-name="P87">--always-create-image<text:tab/>58</text:p>
          <text:p text:style-name="P87">--archive-file-mode<text:tab/>57</text:p>
          <text:p text:style-name="P87">--archive-part-size<text:tab/>46</text:p>
          <text:p text:style-name="P87">--archive-type<text:tab/>65</text:p>
          <text:p text:style-name="P87">--bd-blank-command<text:tab/>50</text:p>
          <text:p text:style-name="P87">--bd-device<text:tab/>49</text:p>
          <text:p text:style-name="P87">--bd-ecc-command<text:tab/>50</text:p>
          <text:p text:style-name="P87">--bd-ecc-post-command<text:tab/>50</text:p>
          <text:p text:style-name="P87">--bd-ecc-pre-command<text:tab/>50</text:p>
          <text:p text:style-name="P87">--bd-image-command<text:tab/>50</text:p>
          <text:p text:style-name="P87">--bd-image-post-command<text:tab/>49</text:p>
          <text:p text:style-name="P87">--bd-image-pre-command<text:tab/>49</text:p>
          <text:p text:style-name="P87">--bd-load-volume-command<text:tab/>49</text:p>
          <text:p text:style-name="P87">--bd-request-volume-command<text:tab/>49</text:p>
          <text:p text:style-name="P87">--bd-unload-volume-command<text:tab/>49</text:p>
          <text:p text:style-name="P87">--bd-volume-size<text:tab/>49</text:p>
          <text:p text:style-name="P87">--bd-write-command<text:tab/>50</text:p>
          <text:p text:style-name="P87">--bd-write-image-command<text:tab/>50</text:p>
          <text:p text:style-name="P87">--bd-write-post-command<text:tab/>50</text:p>
          <text:p text:style-name="P87">--bd-write-pre-command<text:tab/>50</text:p>
          <text:p text:style-name="P87">--blank<text:tab/>58</text:p>
          <text:p text:style-name="P87">--cd-device<text:tab/>49</text:p>
          <text:p text:style-name="P87">--cd-ecc-command<text:tab/>50</text:p>
          <text:p text:style-name="P87">--cd-ecc-post-command<text:tab/>50</text:p>
          <text:p text:style-name="P87">--cd-ecc-pre-command<text:tab/>50</text:p>
          <text:p text:style-name="P87">--cd-image-command<text:tab/>50</text:p>
          <text:p text:style-name="P87">--cd-image-post-command<text:tab/>49</text:p>
          <text:p text:style-name="P87">--cd-image-pre-command<text:tab/>49</text:p>
          <text:p text:style-name="P87">--cd-load-volume-command<text:tab/>49</text:p>
          <text:p text:style-name="P87">--cd-request-volume-command<text:tab/>49</text:p>
          <text:p text:style-name="P87">--cd-unload-volume-command<text:tab/>49</text:p>
          <text:p text:style-name="P87">--cd-volume-size<text:tab/>49</text:p>
          <text:p text:style-name="P87">--cd-write-command<text:tab/>50</text:p>
          <text:p text:style-name="P87">--cd-write-image-command<text:tab/>50</text:p>
          <text:p text:style-name="P87">--cd-write-post-command<text:tab/>50</text:p>
          <text:p text:style-name="P87">--cd-write-pre-command<text:tab/>50</text:p>
          <text:p text:style-name="P87">--cd‑blank-command<text:tab/>50</text:p>
          <text:p text:style-name="P87">--compare<text:tab/>11, 39</text:p>
          <text:p text:style-name="P87">--compress-algorithm<text:tab/>14, 41</text:p>
          <text:p text:style-name="P87">--compress-exclude<text:tab/>45</text:p>
          <text:p text:style-name="P87">--compress-min-size<text:tab/>44</text:p>
          <text:p text:style-name="P87">--config<text:tab/>56</text:p>
          <text:p text:style-name="P87">--continue<text:tab/>65</text:p>
          <text:p text:style-name="P87">--continuous-database<text:tab/>55</text:p>
          <text:p text:style-name="P87">--create<text:tab/>9, 39</text:p>
          <text:p text:style-name="P87">--crypt-algorithm<text:tab/>45</text:p>
          <text:p text:style-name="P87">--crypt-new-password<text:tab/>46</text:p>
          <text:p text:style-name="P87">--crypt-password<text:tab/>46</text:p>
          <text:p text:style-name="P87">--crypt-private-key<text:tab/>46</text:p>
          <text:p text:style-name="P87">--crypt-public-key<text:tab/>46</text:p>
          <text:p text:style-name="P87">--crypt-type<text:tab/>45</text:p>
          <text:p text:style-name="P87">--daemon<text:tab/>52</text:p>
          <text:p text:style-name="P87">--delete-old-archive-files<text:tab/>56</text:p>
          <text:p text:style-name="P87">--destination<text:tab/>52, 65</text:p>
          <text:p text:style-name="P87">--device<text:tab/>50</text:p>
          <text:p text:style-name="P87">--device-blank-command<text:tab/>51</text:p>
          <text:p text:style-name="P87">--device-ecc-command<text:tab/>51</text:p>
          <text:p text:style-name="P87">--device-ecc-post-command<text:tab/>51</text:p>
          <text:p text:style-name="P87">--device-ecc-pre-command<text:tab/>51</text:p>
          <text:p text:style-name="P87">--device-image-command<text:tab/>51</text:p>
          <text:p text:style-name="P87">--device-image-post-command<text:tab/>51</text:p>
          <text:p text:style-name="P87">--device-image-pre-command<text:tab/>51</text:p>
          <text:p text:style-name="P87">--device-load-volume-command<text:tab/>51</text:p>
          <text:p text:style-name="P87">--device-request-volume-command<text:tab/>51</text:p>
          <text:p text:style-name="P87">--device-unload-volume-command<text:tab/>51</text:p>
          <text:p text:style-name="P87">--device-volume-size<text:tab/>51</text:p>
          <text:p text:style-name="P87">--device-write-command<text:tab/>52</text:p>
          <text:p text:style-name="P87">--device-write-post-command<text:tab/>52</text:p>
          <text:p text:style-name="P87">--device-write-pre-command<text:tab/>51</text:p>
          <text:p text:style-name="P87">--differential<text:tab/>41</text:p>
          <text:p text:style-name="P87">--directory<text:tab/>56</text:p>
          <text:p text:style-name="P87">--directory-strip<text:tab/>52</text:p>
          <text:p text:style-name="P87">--dry-run<text:tab/>57</text:p>
          <text:p text:style-name="P87">--dvd-blank-command<text:tab/>50</text:p>
          <text:p text:style-name="P87">--dvd-device<text:tab/>49</text:p>
          <text:p text:style-name="P87">--dvd-ecc-command<text:tab/>50</text:p>
          <text:p text:style-name="P87">--dvd-ecc-post-command<text:tab/>50</text:p>
          <text:p text:style-name="P87">--dvd-ecc-pre-command<text:tab/>50</text:p>
          <text:p text:style-name="P87">--dvd-image-command<text:tab/>50</text:p>
          <text:p text:style-name="P87">--dvd-image-post-command<text:tab/>49</text:p>
          <text:p text:style-name="P87">--dvd-image-pre-command<text:tab/>49</text:p>
          <text:p text:style-name="P87">--dvd-load-volume-command<text:tab/>49</text:p>
          <text:p text:style-name="P87">--dvd-request-volume-command<text:tab/>49</text:p>
          <text:p text:style-name="P87">--dvd-unload-volume-command<text:tab/>49</text:p>
          <text:p text:style-name="P87">--dvd-volume-size<text:tab/>49</text:p>
          <text:p text:style-name="P87">--dvd-write-command<text:tab/>50</text:p>
          <text:p text:style-name="P87">--dvd-write-image-command<text:tab/>50</text:p>
          <text:p text:style-name="P87">--dvd-write-post-command<text:tab/>50</text:p>
          <text:p text:style-name="P87">--dvd-write-pre-command<text:tab/>50</text:p>
          <text:p text:style-name="P87">--ecc<text:tab/>58</text:p>
          <text:p text:style-name="P87">--exclude<text:tab/>40</text:p>
          <text:p text:style-name="P87">--exclude-command<text:tab/>40</text:p>
          <text:p text:style-name="P87"><text:soft-page-break/>--extract<text:tab/>12, 39</text:p>
          <text:p text:style-name="P87">--file-write-post-command<text:tab/>46</text:p>
          <text:p text:style-name="P87">--file-write-pre-command<text:tab/>46</text:p>
          <text:p text:style-name="P87">--force-delta-compression<text:tab/>57</text:p>
          <text:p text:style-name="P87">--force-ssl<text:tab/>64</text:p>
          <text:p text:style-name="P87">--ftp-login-name<text:tab/>46</text:p>
          <text:p text:style-name="P87">--ftp-max-connections<text:tab/>47</text:p>
          <text:p text:style-name="P87">--ftp-max-storage-size<text:tab/>47</text:p>
          <text:p text:style-name="P87">--ftp-password<text:tab/>47</text:p>
          <text:p text:style-name="P87">--ftp-write-post-command<text:tab/>47</text:p>
          <text:p text:style-name="P87">--ftp-write-pre-command<text:tab/>47</text:p>
          <text:p text:style-name="P87">--full<text:tab/>41</text:p>
          <text:p text:style-name="P87">--generate-keys<text:tab/>39</text:p>
          <text:p text:style-name="P87">--generate-keys-bits<text:tab/>39</text:p>
          <text:p text:style-name="P87">--generate-keys-mode<text:tab/>40</text:p>
          <text:p text:style-name="P87">--group<text:tab/>56</text:p>
          <text:p text:style-name="P87">--help<text:tab/>59, 66</text:p>
          <text:p text:style-name="P87">--help-internal<text:tab/>59</text:p>
          <text:p text:style-name="P87">--human-format<text:tab/>56</text:p>
          <text:p text:style-name="P87">--ignore-no-backup-file<text:tab/>56</text:p>
          <text:p text:style-name="P87">--ignore-no-dump<text:tab/>57</text:p>
          <text:p text:style-name="P87">--image<text:tab/>39</text:p>
          <text:p text:style-name="P87">--include<text:tab/>40</text:p>
          <text:p text:style-name="P87">--include-command<text:tab/>40</text:p>
          <text:p text:style-name="P87">--incremental<text:tab/>41</text:p>
          <text:p text:style-name="P87">--incremental-list-file<text:tab/>41</text:p>
          <text:p text:style-name="P87">--index-database<text:tab/>54</text:p>
          <text:p text:style-name="P87">--index-database-add<text:tab/>65</text:p>
          <text:p text:style-name="P87">--index-database-auto-update<text:tab/>54</text:p>
          <text:p text:style-name="P87">--index-database-entities-list<text:tab/>65</text:p>
          <text:p text:style-name="P87">--index-database-entries-list<text:tab/>65</text:p>
          <text:p text:style-name="P87">--index-database-keep-time<text:tab/>54</text:p>
          <text:p text:style-name="P87">--index-database-max-band-width<text:tab/>54</text:p>
          <text:p text:style-name="P87">--index-database-refresh<text:tab/>65</text:p>
          <text:p text:style-name="P87">--index-database-remove<text:tab/>65</text:p>
          <text:p text:style-name="P87">--index-database-storages-list<text:tab/>65</text:p>
          <text:p text:style-name="P87">--job<text:tab/>64</text:p>
          <text:p text:style-name="P87">--key-file<text:tab/>64</text:p>
          <text:p text:style-name="P87">--list<text:tab/>10, 39, 65</text:p>
          <text:p text:style-name="P87">--log<text:tab/>55</text:p>
          <text:p text:style-name="P87">--log-file<text:tab/>55</text:p>
          <text:p text:style-name="P87">--log-post-command<text:tab/>55</text:p>
          <text:p text:style-name="P87">--login-dialog<text:tab/>64</text:p>
          <text:p text:style-name="P87">--long-format<text:tab/>56</text:p>
          <text:p text:style-name="P87">--max-band-width<text:tab/>53</text:p>
          <text:p text:style-name="P87">--max-tmp-size<text:tab/>56</text:p>
          <text:p text:style-name="P87">--mount<text:tab/>40p.</text:p>
          <text:p text:style-name="P87">--nice-level<text:tab/>53</text:p>
          <text:p text:style-name="P87">--no-bar-on-medium<text:tab/>58</text:p>
          <text:p text:style-name="P87">--no-default-config<text:tab/>58</text:p>
          <text:p text:style-name="P87">--no-detach<text:tab/>52</text:p>
          <text:p text:style-name="P87">--no-fragments-check<text:tab/>57</text:p>
          <text:p text:style-name="P87">--no-header-footer<text:tab/>56</text:p>
          <text:p text:style-name="P87">--no-index-database<text:tab/>54</text:p>
          <text:p text:style-name="P87">--no-stop-on-error<text:tab/>58</text:p>
          <text:p text:style-name="P87">--no-storage<text:tab/>57</text:p>
          <text:p text:style-name="P87">--normal<text:tab/>41</text:p>
          <text:p text:style-name="P87">--numeric-permission<text:tab/>56</text:p>
          <text:p text:style-name="P87">--numeric-uid-gid<text:tab/>56</text:p>
          <text:p text:style-name="P87">--overwrite-archive-files<text:tab/>57</text:p>
          <text:p text:style-name="P87">--overwrite-entries<text:tab/>66</text:p>
          <text:p text:style-name="P87">--overwrite-files<text:tab/>57</text:p>
          <text:p text:style-name="P87">--owner<text:tab/>52</text:p>
          <text:p text:style-name="P87">--password<text:tab/>64</text:p>
          <text:p text:style-name="P87">--pause<text:tab/>65</text:p>
          <text:p text:style-name="P87">--pid-file<text:tab/>56</text:p>
          <text:p text:style-name="P87">--ping<text:tab/>65</text:p>
          <text:p text:style-name="P87">--port<text:tab/>64</text:p>
          <text:p text:style-name="P87">--post-command<text:tab/>40</text:p>
          <text:p text:style-name="P87">--pre-command<text:tab/>40</text:p>
          <text:p text:style-name="P87">--quiet<text:tab/>58</text:p>
          <text:p text:style-name="P87">--raw-images<text:tab/>57</text:p>
          <text:p text:style-name="P87">--remote-bar-executable<text:tab/>53</text:p>
          <text:p text:style-name="P87">--restore<text:tab/>65</text:p>
          <text:p text:style-name="P87">--scp-write-post-command<text:tab/>48</text:p>
          <text:p text:style-name="P87">--scp-write-pre-command<text:tab/>48</text:p>
          <text:p text:style-name="P87">--select-job<text:tab/>64</text:p>
          <text:p text:style-name="P87">--server-ca-file<text:tab/>52</text:p>
          <text:p text:style-name="P87">--server-cert-file<text:tab/>52</text:p>
          <text:p text:style-name="P87">--server-jobs-directory<text:tab/>53</text:p>
          <text:p text:style-name="P87">--server-key-file<text:tab/>52</text:p>
          <text:p text:style-name="P87">--server-password<text:tab/>53</text:p>
          <text:p text:style-name="P87">--server-port<text:tab/>52</text:p>
          <text:p text:style-name="P87">--server-tls-port<text:tab/>52</text:p>
          <text:p text:style-name="P87">--sftp-write-post-command<text:tab/>48</text:p>
          <text:p text:style-name="P87">--sftp-write-pre-command<text:tab/>48</text:p>
          <text:p text:style-name="P87">--skip-unreadable<text:tab/>57</text:p>
          <text:p text:style-name="P87">--ssh-login-name<text:tab/>47</text:p>
          <text:p text:style-name="P87">--ssh-max-connections<text:tab/>47</text:p>
          <text:p text:style-name="P87">--ssh-max-storage-size<text:tab/>47</text:p>
          <text:p text:style-name="P87">--ssh-password<text:tab/>47</text:p>
          <text:p text:style-name="P87">--ssh-port<text:tab/>47</text:p>
          <text:p text:style-name="P87">--ssh-private-key<text:tab/>47</text:p>
          <text:p text:style-name="P87">--ssh-public-key<text:tab/>47</text:p>
          <text:p text:style-name="P87">--suspend<text:tab/>65</text:p>
          <text:p text:style-name="P87">--test<text:tab/>11, 39</text:p>
          <text:p text:style-name="P87">--tls-port<text:tab/>64</text:p>
          <text:p text:style-name="P87">--tmp-directory<text:tab/>56</text:p>
          <text:p text:style-name="P87">--verbose<text:tab/>58</text:p>
          <text:p text:style-name="P87">--version<text:tab/>59, 66</text:p>
          <text:p text:style-name="P87"><text:soft-page-break/>--volume-size<text:tab/>58</text:p>
          <text:p text:style-name="P87">--wait-first-volume<text:tab/>57</text:p>
          <text:p text:style-name="P87">--webdav-login<text:tab/>48</text:p>
          <text:p text:style-name="P87">--webdav-max-connections<text:tab/>48</text:p>
          <text:p text:style-name="P87">--webdav-max-storage-size<text:tab/>48</text:p>
          <text:p text:style-name="P87">--webdav-password<text:tab/>48</text:p>
          <text:p text:style-name="P87">--webdav-write-post-command<text:tab/>48</text:p>
          <text:p text:style-name="P87">--webdav-write-pre-command<text:tab/>48</text:p>
          <text:p text:style-name="P87">--xhelp<text:tab/>59</text:p>
          <text:p text:style-name="P87">-!<text:tab/>40</text:p>
          <text:p text:style-name="P87">-#<text:tab/>40</text:p>
          <text:p text:style-name="P87">-a<text:tab/>65</text:p>
          <text:p text:style-name="P87">-c<text:tab/>39, 65</text:p>
          <text:p text:style-name="P87">-C<text:tab/>56</text:p>
          <text:p text:style-name="P87">-d<text:tab/>39</text:p>
          <text:p text:style-name="P87">-D<text:tab/>52</text:p>
          <text:p text:style-name="P87">-e<text:tab/>65</text:p>
          <text:p text:style-name="P87">-f<text:tab/>41</text:p>
          <text:p text:style-name="P87">-g<text:tab/>56</text:p>
          <text:p text:style-name="P87">-h<text:tab/>59, 66</text:p>
          <text:p text:style-name="P87">-H<text:tab/>56</text:p>
          <text:p text:style-name="P87">-i<text:tab/>41, 65</text:p>
          <text:p text:style-name="P87">-j<text:tab/>64</text:p>
          <text:p text:style-name="P87">-l<text:tab/>39, 65</text:p>
          <text:p text:style-name="P87">-L<text:tab/>56</text:p>
          <text:p text:style-name="P87">-m<text:tab/>39</text:p>
          <text:p text:style-name="P87">-n<text:tab/>65</text:p>
          <text:p text:style-name="P87">-o<text:tab/>57</text:p>
          <text:p text:style-name="P87">-p<text:tab/>52, 64</text:p>
          <text:p text:style-name="P87">-s<text:tab/>16, 46, 65</text:p>
          <text:p text:style-name="P87">-t<text:tab/>39, 65</text:p>
          <text:p text:style-name="P87">-x<text:tab/>39</text:p>
          <text:p text:style-name="P87">-y<text:tab/>45</text:p>
          <text:p text:style-name="P87">-z<text:tab/>14, 41</text:p>
          <text:p text:style-name="P88">A</text:p>
          <text:p text:style-name="P87">archive-name<text:tab/>60</text:p>
          <text:p text:style-name="P87">archive-type<text:tab/>60</text:p>
          <text:p text:style-name="P87">atime<text:tab/>9</text:p>
          <text:p text:style-name="P88">B</text:p>
          <text:p text:style-name="P87">bar-keygen<text:tab/>7</text:p>
          <text:p text:style-name="P87">basic commands<text:tab/>39</text:p>
          <text:p text:style-name="P88">C</text:p>
          <text:p text:style-name="P87">chunks<text:tab/>67</text:p>
          <text:p text:style-name="P87">compare archive<text:tab/>11</text:p>
          <text:p text:style-name="P87">compress archive<text:tab/>14</text:p>
          <text:p text:style-name="P87">compression<text:tab/>41</text:p>
          <text:p text:style-name="P87">creating archive<text:tab/>9</text:p>
          <text:p text:style-name="P87">crypt-password-mode<text:tab/>60</text:p>
          <text:p text:style-name="P88">D</text:p>
          <text:p text:style-name="P87">device configuration<text:tab/>62</text:p>
          <text:p text:style-name="P87">differential archive<text:tab/>12</text:p>
          <text:p text:style-name="P88">E</text:p>
          <text:p text:style-name="P87">encryption<text:tab/>45</text:p>
          <text:p text:style-name="P87">exclude<text:tab/>60</text:p>
          <text:p text:style-name="P87">exclude-command<text:tab/>60</text:p>
          <text:p text:style-name="P87">extract archive<text:tab/>12</text:p>
          <text:p text:style-name="P88">F</text:p>
          <text:p text:style-name="P87">file format<text:tab/>67</text:p>
          <text:p text:style-name="P87">ftp server configuration<text:tab/>61</text:p>
          <text:p text:style-name="P88">G</text:p>
          <text:p text:style-name="P87">graphical front end<text:tab/>22</text:p>
          <text:p text:style-name="P88">I</text:p>
          <text:p text:style-name="P87">include-file<text:tab/>60</text:p>
          <text:p text:style-name="P87">include-file-command<text:tab/>60</text:p>
          <text:p text:style-name="P87">include-image<text:tab/>60</text:p>
          <text:p text:style-name="P87">include-image-command<text:tab/>60</text:p>
          <text:p text:style-name="P87">include/exclude files<text:tab/>40</text:p>
          <text:p text:style-name="P87">incremental archive<text:tab/>12</text:p>
          <text:p text:style-name="P88">L</text:p>
          <text:p text:style-name="P87">list archive<text:tab/>10</text:p>
          <text:p text:style-name="P88">P</text:p>
          <text:p text:style-name="P87">pause-create<text:tab/>66</text:p>
          <text:p text:style-name="P87">pause-index-database-update<text:tab/>66</text:p>
          <text:p text:style-name="P87">pause-restore<text:tab/>66</text:p>
          <text:p text:style-name="P87">pause-storage<text:tab/>66</text:p>
          <text:p text:style-name="P88">S</text:p>
          <text:p text:style-name="P87">schedule configuration<text:tab/>62</text:p>
          <text:p text:style-name="P87">server<text:tab/>19, 52, 66</text:p>
          <text:p text:style-name="P87">server-password<text:tab/>66</text:p>
          <text:p text:style-name="P87">server-port<text:tab/>66</text:p>
          <text:p text:style-name="P87">server-tls-port<text:tab/>66</text:p>
          <text:p text:style-name="P87">split archives<text:tab/>16, 46</text:p>
          <text:p text:style-name="P87">ssh/scp/sftp server configuration<text:tab/>61</text:p>
          <text:p text:style-name="P87">store archives<text:tab/>17, 46</text:p>
          <text:p text:style-name="P88">T</text:p>
          <text:p text:style-name="P87">test archive<text:tab/>11</text:p>
          <text:p text:style-name="P88">U</text:p>
          <text:p text:style-name="P87">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12-17T12:26:57.561994533</dc:date>
    <meta:editing-duration>P285DT1H19M37S</meta:editing-duration>
    <meta:editing-cycles>563</meta:editing-cycles>
    <meta:generator>LibreOffice/4.2.8.2$Linux_X86_64 LibreOffice_project/420m0$Build-2</meta:generator>
    <meta:document-statistic meta:table-count="14" meta:image-count="19" meta:object-count="0" meta:page-count="85" meta:paragraph-count="2479" meta:word-count="22862" meta:character-count="143875" meta:non-whitespace-character-count="123959"/>
  </office:meta>
</office:document-meta>
</file>